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1adb96"/>
    </style:style>
    <style:style style:name="P2" style:family="paragraph" style:parent-style-name="Footer">
      <style:text-properties style:font-name="Times New Roman" fo:language="fr" fo:country="FR" officeooo:rsid="001adb96" officeooo:paragraph-rsid="001adb96"/>
    </style:style>
    <style:style style:name="P3" style:family="paragraph" style:parent-style-name="Standard">
      <style:paragraph-properties fo:text-align="justify" style:justify-single-word="false"/>
      <style:text-properties style:font-name="Times New Roman" fo:language="fr" fo:country="FR"/>
    </style:style>
    <style:style style:name="P4" style:family="paragraph" style:parent-style-name="Standard">
      <style:paragraph-properties fo:text-align="justify" style:justify-single-word="false"/>
      <style:text-properties style:font-name="Times New Roman" fo:font-size="11pt" fo:language="fr" fo:country="FR" style:text-underline-style="none" officeooo:rsid="013e1d61" officeooo:paragraph-rsid="013e1d61" style:font-size-asian="9.60000038146973pt" style:font-size-complex="11pt"/>
    </style:style>
    <style:style style:name="P5" style:family="paragraph" style:parent-style-name="Standard">
      <style:paragraph-properties fo:text-align="justify" style:justify-single-word="false"/>
      <style:text-properties style:font-name="Times New Roman" fo:font-size="11pt" fo:language="fr" fo:country="FR" style:text-underline-style="none" officeooo:rsid="013e6d75" officeooo:paragraph-rsid="013e6d75" style:font-size-asian="9.60000038146973pt" style:font-size-complex="11pt"/>
    </style:style>
    <style:style style:name="P6" style:family="paragraph" style:parent-style-name="Standard">
      <style:paragraph-properties fo:text-align="justify" style:justify-single-word="false"/>
      <style:text-properties style:font-name="Times New Roman" fo:font-size="11pt" fo:language="fr" fo:country="FR" style:text-underline-style="none" officeooo:rsid="013f14d5" officeooo:paragraph-rsid="013f14d5"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fo:language="fr" fo:country="FR" style:text-underline-style="none" officeooo:rsid="01440ff1" officeooo:paragraph-rsid="01457ac5"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fo:language="fr" fo:country="FR" style:text-underline-style="none" officeooo:rsid="01440ff1" officeooo:paragraph-rsid="0147a1f3"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fo:language="fr" fo:country="FR" style:text-underline-style="none" officeooo:rsid="01457ac5" officeooo:paragraph-rsid="0147a1f3" style:font-size-asian="9.60000038146973pt" style:font-size-complex="11pt"/>
    </style:style>
    <style:style style:name="P10" style:family="paragraph" style:parent-style-name="Standard">
      <style:paragraph-properties fo:text-align="justify" style:justify-single-word="false"/>
      <style:text-properties officeooo:paragraph-rsid="014ab2ef"/>
    </style:style>
    <style:style style:name="P11" style:family="paragraph" style:parent-style-name="Standard">
      <style:paragraph-properties fo:text-align="justify" style:justify-single-word="false"/>
      <style:text-properties officeooo:paragraph-rsid="0152ecb1"/>
    </style:style>
    <style:style style:name="P12" style:family="paragraph" style:parent-style-name="Standard">
      <style:paragraph-properties fo:text-align="justify" style:justify-single-word="false"/>
      <style:text-properties officeooo:paragraph-rsid="0155acd7"/>
    </style:style>
    <style:style style:name="P13" style:family="paragraph" style:parent-style-name="Standard">
      <style:paragraph-properties fo:text-align="justify" style:justify-single-word="false"/>
      <style:text-properties officeooo:paragraph-rsid="0159c652"/>
    </style:style>
    <style:style style:name="P14" style:family="paragraph" style:parent-style-name="Standard">
      <style:paragraph-properties fo:text-align="justify" style:justify-single-word="false"/>
      <style:text-properties officeooo:paragraph-rsid="0160afe9"/>
    </style:style>
    <style:style style:name="P15" style:family="paragraph" style:parent-style-name="Standard">
      <style:paragraph-properties fo:text-align="justify" style:justify-single-word="false"/>
      <style:text-properties officeooo:rsid="01632a67" officeooo:paragraph-rsid="01672597"/>
    </style:style>
    <style:style style:name="P16" style:family="paragraph" style:parent-style-name="Standard">
      <style:paragraph-properties fo:text-align="justify" style:justify-single-word="false"/>
      <style:text-properties officeooo:rsid="0168ad26" officeooo:paragraph-rsid="0168ad26"/>
    </style:style>
    <style:style style:name="P17" style:family="paragraph" style:parent-style-name="Standard">
      <style:paragraph-properties fo:text-align="justify" style:justify-single-word="false"/>
      <style:text-properties officeooo:rsid="016d5703" officeooo:paragraph-rsid="016d5703"/>
    </style:style>
    <style:style style:name="P18" style:family="paragraph" style:parent-style-name="Standard">
      <style:paragraph-properties fo:text-align="justify" style:justify-single-word="false"/>
      <style:text-properties officeooo:rsid="017148c3" officeooo:paragraph-rsid="017148c3"/>
    </style:style>
    <style:style style:name="P19" style:family="paragraph" style:parent-style-name="Standard">
      <style:paragraph-properties fo:text-align="justify" style:justify-single-word="false"/>
      <style:text-properties officeooo:rsid="0177ebab" officeooo:paragraph-rsid="017fbf3f"/>
    </style:style>
    <style:style style:name="P20" style:family="paragraph" style:parent-style-name="Standard">
      <style:paragraph-properties fo:text-align="justify" style:justify-single-word="false"/>
      <style:text-properties officeooo:rsid="01822f6f" officeooo:paragraph-rsid="0184c51e"/>
    </style:style>
    <style:style style:name="P21" style:family="paragraph" style:parent-style-name="Standard">
      <style:paragraph-properties fo:text-align="justify" style:justify-single-word="false"/>
      <style:text-properties officeooo:rsid="01822f6f" officeooo:paragraph-rsid="01895b38"/>
    </style:style>
    <style:style style:name="P22" style:family="paragraph" style:parent-style-name="Standard">
      <style:paragraph-properties fo:text-align="justify" style:justify-single-word="false"/>
      <style:text-properties officeooo:rsid="018af0fa" officeooo:paragraph-rsid="018af0fa"/>
    </style:style>
    <style:style style:name="P23" style:family="paragraph" style:parent-style-name="Standard">
      <style:paragraph-properties fo:text-align="justify" style:justify-single-word="false"/>
      <style:text-properties style:text-underline-style="solid" style:text-underline-width="auto" style:text-underline-color="font-color" officeooo:rsid="018c0b31" officeooo:paragraph-rsid="018c0b31"/>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190bd32" officeooo:paragraph-rsid="0190bd32"/>
    </style:style>
    <style:style style:name="P25" style:family="paragraph" style:parent-style-name="Standard">
      <style:paragraph-properties fo:text-align="justify" style:justify-single-word="false"/>
      <style:text-properties style:text-underline-style="solid" style:text-underline-width="auto" style:text-underline-color="font-color" officeooo:rsid="019a07d9" officeooo:paragraph-rsid="01a14503"/>
    </style:style>
    <style:style style:name="P26" style:family="paragraph" style:parent-style-name="Standard">
      <style:paragraph-properties fo:text-align="justify" style:justify-single-word="false"/>
      <style:text-properties style:text-underline-style="solid" style:text-underline-width="auto" style:text-underline-color="font-color" officeooo:rsid="01a16b48" officeooo:paragraph-rsid="01a16b48"/>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1a4e597" officeooo:paragraph-rsid="01a4e597"/>
    </style:style>
    <style:style style:name="P28" style:family="paragraph" style:parent-style-name="Standard">
      <style:paragraph-properties fo:text-align="justify" style:justify-single-word="false"/>
      <style:text-properties style:text-underline-style="solid" style:text-underline-width="auto" style:text-underline-color="font-color" officeooo:rsid="01aaf651" officeooo:paragraph-rsid="01acf1fe"/>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1afba1a" officeooo:paragraph-rsid="01afba1a"/>
    </style:style>
    <style:style style:name="P30" style:family="paragraph" style:parent-style-name="Standard">
      <style:paragraph-properties fo:text-align="justify" style:justify-single-word="false"/>
      <style:text-properties style:text-underline-style="solid" style:text-underline-width="auto" style:text-underline-color="font-color" officeooo:rsid="01b0f6a5" officeooo:paragraph-rsid="01b0f6a5"/>
    </style:style>
    <style:style style:name="P31" style:family="paragraph" style:parent-style-name="Standard">
      <style:paragraph-properties fo:text-align="justify" style:justify-single-word="false"/>
      <style:text-properties style:text-underline-style="solid" style:text-underline-width="auto" style:text-underline-color="font-color" officeooo:rsid="01b6bf39" officeooo:paragraph-rsid="01b6bf39"/>
    </style:style>
    <style:style style:name="P32" style:family="paragraph" style:parent-style-name="Standard">
      <style:paragraph-properties fo:text-align="justify" style:justify-single-word="false"/>
      <style:text-properties style:text-underline-style="solid" style:text-underline-width="auto" style:text-underline-color="font-color" officeooo:rsid="01c84450" officeooo:paragraph-rsid="01c84450"/>
    </style:style>
    <style:style style:name="P33" style:family="paragraph" style:parent-style-name="Standard">
      <style:paragraph-properties fo:text-align="justify" style:justify-single-word="false"/>
      <style:text-properties style:text-underline-style="solid" style:text-underline-width="auto" style:text-underline-color="font-color" officeooo:rsid="01c98a58" officeooo:paragraph-rsid="01c98a58"/>
    </style:style>
    <style:style style:name="P34" style:family="paragraph" style:parent-style-name="Standard">
      <style:paragraph-properties fo:text-align="justify" style:justify-single-word="false"/>
      <style:text-properties style:text-underline-style="solid" style:text-underline-width="auto" style:text-underline-color="font-color" officeooo:rsid="01cc7d5e" officeooo:paragraph-rsid="01cc7d5e"/>
    </style:style>
    <style:style style:name="P35" style:family="paragraph" style:parent-style-name="Standard">
      <style:paragraph-properties fo:text-align="justify" style:justify-single-word="false"/>
      <style:text-properties style:text-underline-style="solid" style:text-underline-width="auto" style:text-underline-color="font-color" officeooo:rsid="01cd9ac8" officeooo:paragraph-rsid="01cd9ac8"/>
    </style:style>
    <style:style style:name="P36" style:family="paragraph" style:parent-style-name="Standard">
      <style:paragraph-properties fo:text-align="justify" style:justify-single-word="false"/>
      <style:text-properties style:text-underline-style="solid" style:text-underline-width="auto" style:text-underline-color="font-color" officeooo:rsid="01d59e13" officeooo:paragraph-rsid="01d59e13"/>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1d8b2a6" officeooo:paragraph-rsid="01d8b2a6"/>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1da9fbd" officeooo:paragraph-rsid="01da9fbd"/>
    </style:style>
    <style:style style:name="P39" style:family="paragraph" style:parent-style-name="Standard">
      <style:paragraph-properties fo:text-align="justify" style:justify-single-word="false"/>
      <style:text-properties style:text-underline-style="solid" style:text-underline-width="auto" style:text-underline-color="font-color" officeooo:rsid="01ddc56e" officeooo:paragraph-rsid="01ddc56e"/>
    </style:style>
    <style:style style:name="P40" style:family="paragraph" style:parent-style-name="Standard">
      <style:paragraph-properties fo:text-align="justify" style:justify-single-word="false"/>
      <style:text-properties style:text-underline-style="none" officeooo:rsid="01dfab49" officeooo:paragraph-rsid="01dfab49"/>
    </style:style>
    <style:style style:name="P41" style:family="paragraph" style:parent-style-name="Standard">
      <style:paragraph-properties fo:text-align="justify" style:justify-single-word="false"/>
      <style:text-properties style:text-underline-style="none" officeooo:rsid="01e4f485" officeooo:paragraph-rsid="01e4f485"/>
    </style:style>
    <style:style style:name="P42" style:family="paragraph" style:parent-style-name="Standard">
      <style:paragraph-properties fo:text-align="justify" style:justify-single-word="false" fo:break-before="page"/>
      <style:text-properties officeooo:rsid="0177ebab" officeooo:paragraph-rsid="017fbf3f"/>
    </style:style>
    <style:style style:name="P43" style:family="paragraph" style:parent-style-name="Standard">
      <style:paragraph-properties fo:text-align="justify" style:justify-single-word="false" fo:break-before="page"/>
      <style:text-properties style:text-underline-style="solid" style:text-underline-width="auto" style:text-underline-color="font-color" officeooo:rsid="01a84007" officeooo:paragraph-rsid="01a84007"/>
    </style:style>
    <style:style style:name="P44" style:family="paragraph" style:parent-style-name="Standard">
      <style:paragraph-properties fo:text-align="justify" style:justify-single-word="false" fo:break-before="page"/>
      <style:text-properties style:text-underline-style="solid" style:text-underline-width="auto" style:text-underline-color="font-color" officeooo:rsid="01d6ded5" officeooo:paragraph-rsid="01d6ded5"/>
    </style:style>
    <style:style style:name="P45" style:family="paragraph" style:parent-style-name="Standard" style:list-style-name="L1">
      <style:paragraph-properties fo:text-align="justify" style:justify-single-word="false"/>
      <style:text-properties officeooo:rsid="014e6ae6" officeooo:paragraph-rsid="014e6ae6"/>
    </style:style>
    <style:style style:name="P46" style:family="paragraph" style:parent-style-name="Standard" style:list-style-name="L1">
      <style:paragraph-properties fo:text-align="justify" style:justify-single-word="false"/>
      <style:text-properties style:font-name="Times New Roman" fo:font-size="11pt" fo:language="fr" fo:country="FR" style:text-underline-style="none" officeooo:rsid="014e6ae6" officeooo:paragraph-rsid="014e6ae6" style:font-size-asian="9.60000038146973pt" style:font-size-complex="11pt"/>
    </style:style>
    <style:style style:name="P47" style:family="paragraph" style:parent-style-name="Standard" style:list-style-name="L1">
      <style:paragraph-properties fo:text-align="justify" style:justify-single-word="false"/>
      <style:text-properties style:font-name="Times New Roman" fo:font-size="11pt" fo:language="fr" fo:country="FR" style:text-underline-style="none" officeooo:rsid="014e6ae6" officeooo:paragraph-rsid="014ef0f2" style:font-size-asian="9.60000038146973pt" style:font-size-complex="11pt"/>
    </style:style>
    <style:style style:name="P48" style:family="paragraph" style:parent-style-name="Standard" style:list-style-name="L1">
      <style:paragraph-properties fo:text-align="justify" style:justify-single-word="false"/>
      <style:text-properties style:font-name="Times New Roman" fo:font-size="11pt" fo:language="fr" fo:country="FR" style:text-underline-style="none" officeooo:rsid="014ef0f2" officeooo:paragraph-rsid="014feb8a" style:font-size-asian="9.60000038146973pt" style:font-size-complex="11pt"/>
    </style:style>
    <style:style style:name="P49" style:family="paragraph" style:parent-style-name="Standard">
      <style:paragraph-properties fo:text-align="justify" style:justify-single-word="false"/>
      <style:text-properties style:font-name="Times New Roman" fo:font-size="11pt" fo:language="fr" fo:country="FR" style:text-underline-style="none" officeooo:rsid="01597ddd" officeooo:paragraph-rsid="0159c652" style:font-size-asian="9.60000038146973pt" style:font-size-complex="11pt"/>
    </style:style>
    <style:style style:name="P50" style:family="paragraph" style:parent-style-name="Standard">
      <style:paragraph-properties fo:text-align="justify" style:justify-single-word="false"/>
      <style:text-properties style:font-name="Times New Roman" fo:font-size="11pt" fo:language="fr" fo:country="FR" style:text-underline-style="none" officeooo:rsid="01672597" officeooo:paragraph-rsid="01672597" style:font-size-asian="9.60000038146973pt" style:font-size-complex="11pt"/>
    </style:style>
    <style:style style:name="P51" style:family="paragraph" style:parent-style-name="Standard">
      <style:paragraph-properties fo:text-align="justify" style:justify-single-word="false"/>
      <style:text-properties style:font-name="Times New Roman" fo:font-size="11pt" fo:language="fr" fo:country="FR" style:text-underline-style="none" officeooo:rsid="016d5703" officeooo:paragraph-rsid="0168ad26" style:font-size-asian="9.60000038146973pt" style:font-size-complex="11pt"/>
    </style:style>
    <style:style style:name="P52" style:family="paragraph" style:parent-style-name="Standard">
      <style:paragraph-properties fo:text-align="justify" style:justify-single-word="false"/>
      <style:text-properties style:font-name="Times New Roman" fo:font-size="11pt" fo:language="fr" fo:country="FR" style:text-underline-style="none" officeooo:rsid="0171187b" officeooo:paragraph-rsid="016d5703" style:font-size-asian="9.60000038146973pt" style:font-size-complex="11pt"/>
    </style:style>
    <style:style style:name="P53" style:family="paragraph" style:parent-style-name="Standard">
      <style:paragraph-properties fo:text-align="justify" style:justify-single-word="false"/>
      <style:text-properties style:font-name="Times New Roman" fo:font-size="11pt" fo:language="fr" fo:country="FR" style:text-underline-style="none" officeooo:rsid="01760254" officeooo:paragraph-rsid="017148c3" style:font-size-asian="9.60000038146973pt" style:font-size-complex="11pt"/>
    </style:style>
    <style:style style:name="P54" style:family="paragraph" style:parent-style-name="Standard">
      <style:paragraph-properties fo:text-align="justify" style:justify-single-word="false"/>
      <style:text-properties style:font-name="Times New Roman" fo:font-size="11pt" fo:language="fr" fo:country="FR" style:text-underline-style="none" officeooo:rsid="01814b77" officeooo:paragraph-rsid="017fbf3f" style:font-size-asian="9.60000038146973pt" style:font-size-complex="11pt"/>
    </style:style>
    <style:style style:name="P55" style:family="paragraph" style:parent-style-name="Standard">
      <style:paragraph-properties fo:text-align="justify" style:justify-single-word="false"/>
      <style:text-properties style:font-name="Times New Roman" fo:font-size="11pt" fo:language="fr" fo:country="FR" style:text-underline-style="none" officeooo:rsid="01876e7f" officeooo:paragraph-rsid="0184c51e" style:font-size-asian="9.60000038146973pt" style:font-size-complex="11pt"/>
    </style:style>
    <style:style style:name="P56" style:family="paragraph" style:parent-style-name="Standard">
      <style:paragraph-properties fo:text-align="justify" style:justify-single-word="false"/>
      <style:text-properties style:font-name="Times New Roman" fo:font-size="11pt" fo:language="fr" fo:country="FR" style:text-underline-style="none" officeooo:rsid="018c0b31" officeooo:paragraph-rsid="018c0b31" style:font-size-asian="9.60000038146973pt" style:font-size-complex="11pt"/>
    </style:style>
    <style:style style:name="P57" style:family="paragraph" style:parent-style-name="Standard">
      <style:paragraph-properties fo:text-align="justify" style:justify-single-word="false"/>
      <style:text-properties style:font-name="Times New Roman" fo:font-size="11pt" fo:language="fr" fo:country="FR" style:text-underline-style="none" officeooo:rsid="0194047d" officeooo:paragraph-rsid="0190bd32" style:font-size-asian="9.60000038146973pt" style:font-size-complex="11pt"/>
    </style:style>
    <style:style style:name="P58" style:family="paragraph" style:parent-style-name="Standard" style:list-style-name="L3">
      <style:paragraph-properties fo:text-align="justify" style:justify-single-word="false"/>
      <style:text-properties style:font-name="Times New Roman" fo:font-size="11pt" fo:language="fr" fo:country="FR" style:text-underline-style="none" officeooo:rsid="019a07d9" officeooo:paragraph-rsid="019a07d9" style:font-size-asian="9.60000038146973pt" style:font-size-complex="11pt"/>
    </style:style>
    <style:style style:name="P59" style:family="paragraph" style:parent-style-name="Standard" style:list-style-name="L3">
      <style:paragraph-properties fo:text-align="justify" style:justify-single-word="false"/>
      <style:text-properties style:font-name="Times New Roman" fo:font-size="11pt" fo:language="fr" fo:country="FR" style:text-underline-style="none" officeooo:rsid="019fb8e8" officeooo:paragraph-rsid="01a14503" style:font-size-asian="9.60000038146973pt" style:font-size-complex="11pt"/>
    </style:style>
    <style:style style:name="P60" style:family="paragraph" style:parent-style-name="Standard">
      <style:paragraph-properties fo:text-align="justify" style:justify-single-word="false"/>
      <style:text-properties style:font-name="Times New Roman" fo:font-size="11pt" fo:language="fr" fo:country="FR" style:text-underline-style="none" officeooo:rsid="01a14503" officeooo:paragraph-rsid="01a14503" style:font-size-asian="9.60000038146973pt" style:font-size-complex="11pt"/>
    </style:style>
    <style:style style:name="P61" style:family="paragraph" style:parent-style-name="Standard">
      <style:paragraph-properties fo:text-align="justify" style:justify-single-word="false"/>
      <style:text-properties style:font-name="Times New Roman" fo:font-size="11pt" fo:language="fr" fo:country="FR" style:text-underline-style="none" officeooo:rsid="01a32338" officeooo:paragraph-rsid="01a16b48" style:font-size-asian="9.60000038146973pt" style:font-size-complex="11pt"/>
    </style:style>
    <style:style style:name="P62" style:family="paragraph" style:parent-style-name="Standard">
      <style:paragraph-properties fo:text-align="justify" style:justify-single-word="false"/>
      <style:text-properties style:font-name="Times New Roman" fo:font-size="11pt" fo:language="fr" fo:country="FR" style:text-underline-style="none" officeooo:rsid="01afba1a" officeooo:paragraph-rsid="01afba1a" style:font-size-asian="9.60000038146973pt" style:font-size-complex="11pt"/>
    </style:style>
    <style:style style:name="P63" style:family="paragraph" style:parent-style-name="Standard">
      <style:paragraph-properties fo:text-align="justify" style:justify-single-word="false"/>
      <style:text-properties style:font-name="Times New Roman" fo:font-size="11pt" fo:language="fr" fo:country="FR" style:text-underline-style="none" officeooo:rsid="01b63654" officeooo:paragraph-rsid="01b0f6a5" style:font-size-asian="9.60000038146973pt" style:font-size-complex="11pt"/>
    </style:style>
    <style:style style:name="P64" style:family="paragraph" style:parent-style-name="Standard">
      <style:paragraph-properties fo:text-align="justify" style:justify-single-word="false"/>
      <style:text-properties style:font-name="Times New Roman" fo:font-size="11pt" fo:language="fr" fo:country="FR" style:text-underline-style="none" officeooo:rsid="01c68db4" officeooo:paragraph-rsid="01b6bf39" style:font-size-asian="9.60000038146973pt" style:font-size-complex="11pt"/>
    </style:style>
    <style:style style:name="P65" style:family="paragraph" style:parent-style-name="Standard">
      <style:paragraph-properties fo:text-align="justify" style:justify-single-word="false"/>
      <style:text-properties style:font-name="Times New Roman" fo:font-size="11pt" fo:language="fr" fo:country="FR" style:text-underline-style="none" officeooo:rsid="01c8df55" officeooo:paragraph-rsid="01c84450" style:font-size-asian="9.60000038146973pt" style:font-size-complex="11pt"/>
    </style:style>
    <style:style style:name="P66" style:family="paragraph" style:parent-style-name="Standard">
      <style:paragraph-properties fo:text-align="justify" style:justify-single-word="false"/>
      <style:text-properties style:font-name="Times New Roman" fo:font-size="11pt" fo:language="fr" fo:country="FR" style:text-underline-style="none" officeooo:rsid="01d7e5f2" officeooo:paragraph-rsid="01d6ded5" style:font-size-asian="9.60000038146973pt" style:font-size-complex="11pt"/>
    </style:style>
    <style:style style:name="P67" style:family="paragraph" style:parent-style-name="Standard">
      <style:paragraph-properties fo:text-align="justify" style:justify-single-word="false"/>
      <style:text-properties style:font-name="Times New Roman" fo:font-size="11pt" fo:language="fr" fo:country="FR" style:text-underline-style="none" officeooo:rsid="01d8b2a6" officeooo:paragraph-rsid="01d8b2a6" style:font-size-asian="9.60000038146973pt" style:font-size-complex="11pt"/>
    </style:style>
    <style:style style:name="P68" style:family="paragraph" style:parent-style-name="Standard">
      <style:paragraph-properties fo:text-align="justify" style:justify-single-word="false"/>
      <style:text-properties style:font-name="Times New Roman" fo:font-size="11pt" fo:language="fr" fo:country="FR" style:text-underline-style="none" officeooo:rsid="01dcdbe1" officeooo:paragraph-rsid="01da9fbd" style:font-size-asian="9.60000038146973pt" style:font-size-complex="11pt"/>
    </style:style>
    <style:style style:name="P69" style:family="paragraph" style:parent-style-name="Standard">
      <style:paragraph-properties fo:text-align="justify" style:justify-single-word="false"/>
      <style:text-properties style:font-name="Times New Roman" fo:font-size="11pt" fo:language="fr" fo:country="FR" style:text-underline-style="none" officeooo:rsid="01ddc56e" officeooo:paragraph-rsid="01ddc56e" style:font-size-asian="9.60000038146973pt" style:font-size-complex="11pt"/>
    </style:style>
    <style:style style:name="P70" style:family="paragraph" style:parent-style-name="Standard">
      <style:paragraph-properties fo:text-align="justify" style:justify-single-word="false"/>
      <style:text-properties style:font-name="Times New Roman" fo:font-size="11pt" fo:language="fr" fo:country="FR" style:text-underline-style="none" officeooo:rsid="01e163ac" officeooo:paragraph-rsid="01dfab49" style:font-size-asian="9.60000038146973pt" style:font-size-complex="11pt"/>
    </style:style>
    <style:style style:name="P71" style:family="paragraph" style:parent-style-name="Standard">
      <style:paragraph-properties fo:text-align="justify" style:justify-single-word="false"/>
      <style:text-properties style:font-name="Times New Roman" fo:font-size="11pt" fo:language="fr" fo:country="FR" style:text-underline-style="none" officeooo:rsid="01e74b19" officeooo:paragraph-rsid="01e74b19" style:font-size-asian="9.60000038146973pt" style:font-size-complex="11pt"/>
    </style:style>
    <style:style style:name="P72" style:family="paragraph" style:parent-style-name="Standard">
      <style:paragraph-properties fo:text-align="justify" style:justify-single-word="false"/>
      <style:text-properties style:font-name="Times New Roman" fo:font-size="11pt" fo:language="fr" fo:country="FR" style:text-underline-style="none" officeooo:rsid="01e8a67e" officeooo:paragraph-rsid="01e8a67e" style:font-size-asian="9.60000038146973pt" style:font-size-complex="11pt"/>
    </style:style>
    <style:style style:name="P73" style:family="paragraph" style:parent-style-name="Standard">
      <style:paragraph-properties fo:text-align="justify" style:justify-single-word="false"/>
      <style:text-properties style:font-name="Times New Roman" fo:font-size="11pt" fo:language="fr" fo:country="FR" style:text-underline-style="none" officeooo:rsid="01ee2653" officeooo:paragraph-rsid="01ee2653" style:font-size-asian="9.60000038146973pt" style:font-size-complex="11pt"/>
    </style:style>
    <style:style style:name="P74" style:family="paragraph" style:parent-style-name="Standard">
      <style:paragraph-properties fo:text-align="justify" style:justify-single-word="false"/>
      <style:text-properties style:font-name="Times New Roman" fo:font-size="11pt" fo:language="fr" fo:country="FR" style:text-underline-style="none" officeooo:rsid="01f052b9" officeooo:paragraph-rsid="01f052b9" style:font-size-asian="9.60000038146973pt" style:font-size-complex="11pt"/>
    </style:style>
    <style:style style:name="P75" style:family="paragraph" style:parent-style-name="Standard">
      <style:paragraph-properties fo:text-align="justify" style:justify-single-word="false"/>
      <style:text-properties style:font-name="Times New Roman" fo:font-size="11pt" fo:language="fr" fo:country="FR" style:text-underline-style="none" officeooo:rsid="01f4d105" officeooo:paragraph-rsid="01f4d105" style:font-size-asian="9.60000038146973pt" style:font-size-complex="11pt"/>
    </style:style>
    <style:style style:name="P76" style:family="paragraph" style:parent-style-name="Standard">
      <style:paragraph-properties fo:text-align="justify" style:justify-single-word="false"/>
      <style:text-properties style:font-name="Times New Roman" fo:font-size="11pt" fo:language="fr" fo:country="FR" style:text-underline-style="none" officeooo:rsid="01f524c4" officeooo:paragraph-rsid="01f524c4" style:font-size-asian="9.60000038146973pt" style:font-size-complex="11pt"/>
    </style:style>
    <style:style style:name="P77" style:family="paragraph" style:parent-style-name="Standard">
      <style:paragraph-properties fo:text-align="justify" style:justify-single-word="false"/>
      <style:text-properties style:font-name="Times New Roman" fo:font-size="11pt" fo:language="fr" fo:country="FR" style:text-underline-style="none" officeooo:rsid="01f75431" officeooo:paragraph-rsid="01f75431" style:font-size-asian="9.60000038146973pt" style:font-size-complex="11pt"/>
    </style:style>
    <style:style style:name="P78" style:family="paragraph" style:parent-style-name="Standard">
      <style:paragraph-properties fo:text-align="justify" style:justify-single-word="false"/>
      <style:text-properties style:font-name="Times New Roman" fo:font-size="11pt" fo:language="fr" fo:country="FR" style:text-underline-style="none" officeooo:rsid="01fcd11e" officeooo:paragraph-rsid="01fcd11e" style:font-size-asian="9.60000038146973pt" style:font-size-complex="11pt"/>
    </style:style>
    <style:style style:name="P79" style:family="paragraph" style:parent-style-name="Standard" style:list-style-name="L4">
      <style:paragraph-properties fo:text-align="justify" style:justify-single-word="false"/>
      <style:text-properties style:font-name="Times New Roman" fo:font-size="11pt" fo:language="fr" fo:country="FR" style:text-underline-style="none" officeooo:rsid="01fcd11e" officeooo:paragraph-rsid="01fcd11e" style:font-size-asian="9.60000038146973pt" style:font-size-complex="11pt"/>
    </style:style>
    <style:style style:name="P80" style:family="paragraph" style:parent-style-name="Standard" style:list-style-name="L4">
      <style:paragraph-properties fo:text-align="justify" style:justify-single-word="false"/>
      <style:text-properties style:font-name="Times New Roman" fo:font-size="11pt" fo:language="fr" fo:country="FR" style:text-underline-style="none" officeooo:rsid="01fe292c" officeooo:paragraph-rsid="01fe292c" style:font-size-asian="9.60000038146973pt" style:font-size-complex="11pt"/>
    </style:style>
    <style:style style:name="P81" style:family="paragraph" style:parent-style-name="Standard" style:list-style-name="L4">
      <style:paragraph-properties fo:text-align="justify" style:justify-single-word="false"/>
      <style:text-properties style:font-name="Times New Roman" fo:font-size="11pt" fo:language="fr" fo:country="FR" style:text-underline-style="none" officeooo:rsid="01fe292c" officeooo:paragraph-rsid="0202976c" style:font-size-asian="9.60000038146973pt" style:font-size-complex="11pt"/>
    </style:style>
    <style:style style:name="P82" style:family="paragraph" style:parent-style-name="Standard">
      <style:paragraph-properties fo:text-align="justify" style:justify-single-word="false"/>
      <style:text-properties style:font-name="Times New Roman" fo:font-size="11pt" fo:language="fr" fo:country="FR" style:text-underline-style="none" officeooo:rsid="02000808" officeooo:paragraph-rsid="020423fd" style:font-size-asian="9.60000038146973pt" style:font-size-complex="11pt"/>
    </style:style>
    <style:style style:name="P83" style:family="paragraph" style:parent-style-name="Standard" style:list-style-name="L5">
      <style:paragraph-properties fo:text-align="justify" style:justify-single-word="false"/>
      <style:text-properties style:font-name="Times New Roman" fo:font-size="11pt" fo:language="fr" fo:country="FR" style:text-underline-style="none" officeooo:rsid="0204ddc2" officeooo:paragraph-rsid="0204ddc2" style:font-size-asian="9.60000038146973pt" style:font-size-complex="11pt"/>
    </style:style>
    <style:style style:name="P84" style:family="paragraph" style:parent-style-name="Standard" style:list-style-name="L5">
      <style:paragraph-properties fo:text-align="justify" style:justify-single-word="false"/>
      <style:text-properties style:font-name="Times New Roman" fo:font-size="11pt" fo:language="fr" fo:country="FR" style:text-underline-style="none" officeooo:rsid="0207adbb" officeooo:paragraph-rsid="0207adbb" style:font-size-asian="9.60000038146973pt" style:font-size-complex="11pt"/>
    </style:style>
    <style:style style:name="P85" style:family="paragraph" style:parent-style-name="Standard" style:list-style-name="L5">
      <style:paragraph-properties fo:text-align="justify" style:justify-single-word="false"/>
      <style:text-properties style:font-name="Times New Roman" fo:font-size="11pt" fo:language="fr" fo:country="FR" style:text-underline-style="none" officeooo:rsid="020a12d2" officeooo:paragraph-rsid="020a12d2" style:font-size-asian="9.60000038146973pt" style:font-size-complex="11pt"/>
    </style:style>
    <style:style style:name="P86" style:family="paragraph" style:parent-style-name="Standard" style:list-style-name="L5">
      <style:paragraph-properties fo:text-align="justify" style:justify-single-word="false"/>
      <style:text-properties style:font-name="Times New Roman" fo:font-size="11pt" fo:language="fr" fo:country="FR" style:text-underline-style="none" officeooo:rsid="020c3d19" officeooo:paragraph-rsid="0212293e" style:font-size-asian="9.60000038146973pt" style:font-size-complex="11pt"/>
    </style:style>
    <style:style style:name="P87" style:family="paragraph" style:parent-style-name="Standard">
      <style:paragraph-properties fo:text-align="justify" style:justify-single-word="false"/>
      <style:text-properties style:font-name="Times New Roman" fo:font-size="11pt" fo:language="fr" fo:country="FR" style:text-underline-style="none" officeooo:rsid="020c3d19" officeooo:paragraph-rsid="0212293e" style:font-size-asian="9.60000038146973pt" style:font-size-complex="11pt"/>
    </style:style>
    <style:style style:name="P88" style:family="paragraph" style:parent-style-name="Standard">
      <style:paragraph-properties fo:text-align="justify" style:justify-single-word="false"/>
      <style:text-properties style:font-name="Times New Roman" fo:font-size="11pt" fo:language="fr" fo:country="FR" style:text-underline-style="none" officeooo:rsid="0214f713" officeooo:paragraph-rsid="0214f713" style:font-size-asian="9.60000038146973pt" style:font-size-complex="11pt"/>
    </style:style>
    <style:style style:name="P89" style:family="paragraph" style:parent-style-name="Standard">
      <style:paragraph-properties fo:text-align="justify" style:justify-single-word="false"/>
      <style:text-properties style:font-name="Times New Roman" fo:font-size="11pt" fo:language="fr" fo:country="FR" style:text-underline-style="none" officeooo:rsid="0217ed5d" officeooo:paragraph-rsid="021b8596" style:font-size-asian="9.60000038146973pt" style:font-size-complex="11pt"/>
    </style:style>
    <style:style style:name="P90" style:family="paragraph" style:parent-style-name="Standard" style:list-style-name="L6">
      <style:paragraph-properties fo:text-align="justify" style:justify-single-word="false"/>
      <style:text-properties style:font-name="Times New Roman" fo:font-size="11pt" fo:language="fr" fo:country="FR" style:text-underline-style="none" officeooo:rsid="021b8596" officeooo:paragraph-rsid="021b8596" style:font-size-asian="9.60000038146973pt" style:font-size-complex="11pt"/>
    </style:style>
    <style:style style:name="P91" style:family="paragraph" style:parent-style-name="Standard">
      <style:paragraph-properties fo:text-align="justify" style:justify-single-word="false"/>
      <style:text-properties style:font-name="Times New Roman" fo:font-size="11pt" fo:language="fr" fo:country="FR" style:text-underline-style="none" officeooo:rsid="021b8596" officeooo:paragraph-rsid="021b8596" style:font-size-asian="9.60000038146973pt" style:font-size-complex="11pt"/>
    </style:style>
    <style:style style:name="P92" style:family="paragraph" style:parent-style-name="Standard">
      <style:paragraph-properties fo:text-align="justify" style:justify-single-word="false"/>
      <style:text-properties style:font-name="Times New Roman" fo:font-size="11pt" fo:language="fr" fo:country="FR" style:text-underline-style="none" officeooo:rsid="021e5851" officeooo:paragraph-rsid="021e5851" style:font-size-asian="9.60000038146973pt" style:font-size-complex="11pt"/>
    </style:style>
    <style:style style:name="P93" style:family="paragraph" style:parent-style-name="Standard">
      <style:paragraph-properties fo:text-align="justify" style:justify-single-word="false"/>
      <style:text-properties style:font-name="Times New Roman" fo:font-size="11pt" fo:language="fr" fo:country="FR" style:text-underline-style="none" officeooo:rsid="02225192" officeooo:paragraph-rsid="02225192" style:font-size-asian="9.60000038146973pt" style:font-size-complex="11pt"/>
    </style:style>
    <style:style style:name="P94" style:family="paragraph" style:parent-style-name="Standard">
      <style:paragraph-properties fo:text-align="justify" style:justify-single-word="false"/>
      <style:text-properties style:font-name="Times New Roman" fo:font-size="11pt" fo:language="fr" fo:country="FR" style:text-underline-style="none" officeooo:rsid="02235ac7" officeooo:paragraph-rsid="02235ac7" style:font-size-asian="9.60000038146973pt" style:font-size-complex="11pt"/>
    </style:style>
    <style:style style:name="P95" style:family="paragraph" style:parent-style-name="Standard">
      <style:paragraph-properties fo:text-align="justify" style:justify-single-word="false"/>
      <style:text-properties style:font-name="Times New Roman" fo:font-size="11pt" fo:language="fr" fo:country="FR" style:text-underline-style="none" officeooo:rsid="0223d47a" officeooo:paragraph-rsid="0223d47a" style:font-size-asian="9.60000038146973pt" style:font-size-complex="11pt"/>
    </style:style>
    <style:style style:name="P96" style:family="paragraph" style:parent-style-name="Standard">
      <style:paragraph-properties fo:text-align="justify" style:justify-single-word="false"/>
      <style:text-properties style:font-name="Times New Roman" fo:font-size="11pt" fo:language="fr" fo:country="FR" style:text-underline-style="none" officeooo:rsid="02282c03" officeooo:paragraph-rsid="022ba7c8" style:font-size-asian="9.60000038146973pt" style:font-size-complex="11pt"/>
    </style:style>
    <style:style style:name="P97" style:family="paragraph" style:parent-style-name="Standard">
      <style:paragraph-properties fo:text-align="justify" style:justify-single-word="false"/>
      <style:text-properties style:font-name="Times New Roman" fo:font-size="11pt" fo:language="fr" fo:country="FR" fo:font-style="normal" style:text-underline-style="none" officeooo:rsid="01cd00ca" officeooo:paragraph-rsid="01cd00ca" style:font-size-asian="9.60000038146973pt" style:font-style-asian="normal" style:font-size-complex="11pt" style:font-style-complex="normal"/>
    </style:style>
    <style:style style:name="P98" style:family="paragraph" style:parent-style-name="Standard" style:list-style-name="L2">
      <style:paragraph-properties fo:text-align="justify" style:justify-single-word="false"/>
      <style:text-properties style:text-underline-style="solid" style:text-underline-width="auto" style:text-underline-color="font-color" officeooo:rsid="018af0fa" officeooo:paragraph-rsid="018af0fa"/>
    </style:style>
    <style:style style:name="P99" style:family="paragraph" style:parent-style-name="Standard" style:list-style-name="L2">
      <style:paragraph-properties fo:text-align="justify" style:justify-single-word="false"/>
      <style:text-properties style:text-underline-style="solid" style:text-underline-width="auto" style:text-underline-color="font-color" officeooo:rsid="018c0b31" officeooo:paragraph-rsid="018c0b31"/>
    </style:style>
    <style:style style:name="P100" style:family="paragraph" style:parent-style-name="Standard" style:list-style-name="L3">
      <style:paragraph-properties fo:text-align="justify" style:justify-single-word="false"/>
      <style:text-properties style:text-underline-style="solid" style:text-underline-width="auto" style:text-underline-color="font-color" officeooo:rsid="019a07d9" officeooo:paragraph-rsid="019b18c8"/>
    </style:style>
    <style:style style:name="P101" style:family="paragraph" style:parent-style-name="Standard" style:list-style-name="L3">
      <style:paragraph-properties fo:text-align="justify" style:justify-single-word="false"/>
      <style:text-properties style:text-underline-style="solid" style:text-underline-width="auto" style:text-underline-color="font-color" officeooo:rsid="019a07d9" officeooo:paragraph-rsid="01a14503"/>
    </style:style>
    <style:style style:name="P102" style:family="paragraph" style:parent-style-name="Standard" style:list-style-name="L8">
      <style:paragraph-properties fo:text-align="justify" style:justify-single-word="false"/>
      <style:text-properties officeooo:paragraph-rsid="02282c03"/>
    </style:style>
    <style:style style:name="P103" style:family="paragraph" style:parent-style-name="Standard" style:list-style-name="L8">
      <style:paragraph-properties fo:text-align="justify" style:justify-single-word="false"/>
      <style:text-properties officeooo:rsid="022e2fea" officeooo:paragraph-rsid="022e2fea"/>
    </style:style>
    <style:style style:name="P104" style:family="paragraph" style:parent-style-name="Standard">
      <style:paragraph-properties fo:text-align="justify" style:justify-single-word="false"/>
      <style:text-properties officeooo:rsid="022e2fea" officeooo:paragraph-rsid="022e2fea"/>
    </style:style>
    <style:style style:name="P105" style:family="paragraph" style:parent-style-name="Standard">
      <style:paragraph-properties fo:text-align="justify" style:justify-single-word="false"/>
      <style:text-properties officeooo:rsid="0230bbfb" officeooo:paragraph-rsid="0230bbfb"/>
    </style:style>
    <style:style style:name="P106" style:family="paragraph" style:parent-style-name="Standard">
      <style:paragraph-properties fo:text-align="justify" style:justify-single-word="false"/>
      <style:text-properties officeooo:rsid="02327db8" officeooo:paragraph-rsid="02368201"/>
    </style:style>
    <style:style style:name="P107" style:family="paragraph" style:parent-style-name="Standard">
      <style:paragraph-properties fo:text-align="justify" style:justify-single-word="false"/>
      <style:text-properties officeooo:rsid="02327db8" officeooo:paragraph-rsid="0238ea1b"/>
    </style:style>
    <style:style style:name="P108" style:family="paragraph" style:parent-style-name="Standard">
      <style:paragraph-properties fo:text-align="justify" style:justify-single-word="false"/>
      <style:text-properties officeooo:rsid="02327db8" officeooo:paragraph-rsid="023d7f6c"/>
    </style:style>
    <style:style style:name="P109" style:family="paragraph" style:parent-style-name="Standard">
      <style:paragraph-properties fo:text-align="justify" style:justify-single-word="false"/>
      <style:text-properties officeooo:rsid="02327db8" officeooo:paragraph-rsid="02408925"/>
    </style:style>
    <style:style style:name="P110" style:family="paragraph" style:parent-style-name="Standard">
      <style:paragraph-properties fo:text-align="justify" style:justify-single-word="false"/>
      <style:text-properties officeooo:rsid="02327db8" officeooo:paragraph-rsid="0240e7bf"/>
    </style:style>
    <style:style style:name="T1" style:family="text">
      <style:text-properties officeooo:rsid="001db8a2"/>
    </style:style>
    <style:style style:name="T2" style:family="text">
      <style:text-properties officeooo:rsid="0140578c"/>
    </style:style>
    <style:style style:name="T3" style:family="text">
      <style:text-properties officeooo:rsid="014493f1"/>
    </style:style>
    <style:style style:name="T4" style:family="text">
      <style:text-properties officeooo:rsid="0147a1f3"/>
    </style:style>
    <style:style style:name="T5" style:family="text">
      <style:text-properties style:font-name="Times New Roman" fo:font-size="11pt" fo:language="fr" fo:country="FR" style:text-underline-style="none" style:font-size-asian="9.60000038146973pt" style:font-size-complex="11pt"/>
    </style:style>
    <style:style style:name="T6" style:family="text">
      <style:text-properties style:font-name="Times New Roman" fo:font-size="11pt" fo:language="fr" fo:country="FR" style:text-underline-style="none" officeooo:rsid="014add57" style:font-size-asian="9.60000038146973pt" style:font-size-complex="11pt"/>
    </style:style>
    <style:style style:name="T7" style:family="text">
      <style:text-properties style:font-name="Times New Roman" fo:font-size="11pt" fo:language="fr" fo:country="FR" style:text-underline-style="none" officeooo:rsid="014ab2ef" style:font-size-asian="9.60000038146973pt" style:font-size-complex="11pt"/>
    </style:style>
    <style:style style:name="T8" style:family="text">
      <style:text-properties style:font-name="Times New Roman" fo:font-size="11pt" fo:language="fr" fo:country="FR" style:text-underline-style="none" officeooo:rsid="014feb8a" style:font-size-asian="9.60000038146973pt" style:font-size-complex="11pt"/>
    </style:style>
    <style:style style:name="T9" style:family="text">
      <style:text-properties style:font-name="Times New Roman" fo:font-size="11pt" fo:language="fr" fo:country="FR" style:text-underline-style="none" officeooo:rsid="0150da4c" style:font-size-asian="9.60000038146973pt" style:font-size-complex="11pt"/>
    </style:style>
    <style:style style:name="T10" style:family="text">
      <style:text-properties style:font-name="Times New Roman" fo:font-size="11pt" fo:language="fr" fo:country="FR" style:text-underline-style="none" officeooo:rsid="01513566" style:font-size-asian="9.60000038146973pt" style:font-size-complex="11pt"/>
    </style:style>
    <style:style style:name="T11" style:family="text">
      <style:text-properties style:font-name="Times New Roman" fo:font-size="11pt" fo:language="fr" fo:country="FR" style:text-underline-style="none" officeooo:rsid="0152ecb1" style:font-size-asian="9.60000038146973pt" style:font-size-complex="11pt"/>
    </style:style>
    <style:style style:name="T12" style:family="text">
      <style:text-properties style:font-name="Times New Roman" fo:font-size="11pt" fo:language="fr" fo:country="FR" style:text-underline-style="none" officeooo:rsid="01532170" style:font-size-asian="9.60000038146973pt" style:font-size-complex="11pt"/>
    </style:style>
    <style:style style:name="T13" style:family="text">
      <style:text-properties style:font-name="Times New Roman" fo:font-size="11pt" fo:language="fr" fo:country="FR" style:text-underline-style="none" officeooo:rsid="01546b77" style:font-size-asian="9.60000038146973pt" style:font-size-complex="11pt"/>
    </style:style>
    <style:style style:name="T14" style:family="text">
      <style:text-properties style:font-name="Times New Roman" fo:font-size="11pt" fo:language="fr" fo:country="FR" style:text-underline-style="none" officeooo:rsid="01547efb" style:font-size-asian="9.60000038146973pt" style:font-size-complex="11pt"/>
    </style:style>
    <style:style style:name="T15" style:family="text">
      <style:text-properties style:font-name="Times New Roman" fo:font-size="11pt" fo:language="fr" fo:country="FR" style:text-underline-style="none" officeooo:rsid="0154d7d4" style:font-size-asian="9.60000038146973pt" style:font-size-complex="11pt"/>
    </style:style>
    <style:style style:name="T16" style:family="text">
      <style:text-properties style:font-name="Times New Roman" fo:font-size="11pt" fo:language="fr" fo:country="FR" style:text-underline-style="none" officeooo:rsid="0155acd7" style:font-size-asian="9.60000038146973pt" style:font-size-complex="11pt"/>
    </style:style>
    <style:style style:name="T17" style:family="text">
      <style:text-properties style:font-name="Times New Roman" fo:font-size="11pt" fo:language="fr" fo:country="FR" style:text-underline-style="none" officeooo:rsid="01572a52" style:font-size-asian="9.60000038146973pt" style:font-size-complex="11pt"/>
    </style:style>
    <style:style style:name="T18" style:family="text">
      <style:text-properties style:font-name="Times New Roman" fo:font-size="11pt" fo:language="fr" fo:country="FR" style:text-underline-style="none" officeooo:rsid="01587047" style:font-size-asian="9.60000038146973pt" style:font-size-complex="11pt"/>
    </style:style>
    <style:style style:name="T19" style:family="text">
      <style:text-properties style:font-name="Times New Roman" fo:font-size="11pt" fo:language="fr" fo:country="FR" style:text-underline-style="none" officeooo:rsid="01597ddd" style:font-size-asian="9.60000038146973pt" style:font-size-complex="11pt"/>
    </style:style>
    <style:style style:name="T20" style:family="text">
      <style:text-properties style:font-name="Times New Roman" fo:font-size="11pt" fo:language="fr" fo:country="FR" style:text-underline-style="none" officeooo:rsid="0159c652" style:font-size-asian="9.60000038146973pt" style:font-size-complex="11pt"/>
    </style:style>
    <style:style style:name="T21" style:family="text">
      <style:text-properties style:font-name="Times New Roman" fo:font-size="11pt" fo:language="fr" fo:country="FR" style:text-underline-style="none" officeooo:rsid="015b12f8" style:font-size-asian="9.60000038146973pt" style:font-size-complex="11pt"/>
    </style:style>
    <style:style style:name="T22" style:family="text">
      <style:text-properties style:font-name="Times New Roman" fo:font-size="11pt" fo:language="fr" fo:country="FR" style:text-underline-style="none" officeooo:rsid="015cd1b6" style:font-size-asian="9.60000038146973pt" style:font-size-complex="11pt"/>
    </style:style>
    <style:style style:name="T23" style:family="text">
      <style:text-properties style:font-name="Times New Roman" fo:font-size="11pt" fo:language="fr" fo:country="FR" style:text-underline-style="none" officeooo:rsid="015d2df6" style:font-size-asian="9.60000038146973pt" style:font-size-complex="11pt"/>
    </style:style>
    <style:style style:name="T24" style:family="text">
      <style:text-properties style:font-name="Times New Roman" fo:font-size="11pt" fo:language="fr" fo:country="FR" style:text-underline-style="none" officeooo:rsid="015d8fec" style:font-size-asian="9.60000038146973pt" style:font-size-complex="11pt"/>
    </style:style>
    <style:style style:name="T25" style:family="text">
      <style:text-properties style:font-name="Times New Roman" fo:font-size="11pt" fo:language="fr" fo:country="FR" style:text-underline-style="none" officeooo:rsid="015efedd" style:font-size-asian="9.60000038146973pt" style:font-size-complex="11pt"/>
    </style:style>
    <style:style style:name="T26" style:family="text">
      <style:text-properties style:font-name="Times New Roman" fo:font-size="11pt" fo:language="fr" fo:country="FR" style:text-underline-style="none" officeooo:rsid="0160afe9" style:font-size-asian="9.60000038146973pt" style:font-size-complex="11pt"/>
    </style:style>
    <style:style style:name="T27" style:family="text">
      <style:text-properties style:font-name="Times New Roman" fo:font-size="11pt" fo:language="fr" fo:country="FR" style:text-underline-style="none" officeooo:rsid="0160c49f" style:font-size-asian="9.60000038146973pt" style:font-size-complex="11pt"/>
    </style:style>
    <style:style style:name="T28" style:family="text">
      <style:text-properties style:font-name="Times New Roman" fo:font-size="11pt" fo:language="fr" fo:country="FR" style:text-underline-style="none" officeooo:rsid="0161c389" style:font-size-asian="9.60000038146973pt" style:font-size-complex="11pt"/>
    </style:style>
    <style:style style:name="T29" style:family="text">
      <style:text-properties style:font-name="Times New Roman" fo:font-size="11pt" fo:language="fr" fo:country="FR" style:text-underline-style="none" officeooo:rsid="0163df00" style:font-size-asian="9.60000038146973pt" style:font-size-complex="11pt"/>
    </style:style>
    <style:style style:name="T30" style:family="text">
      <style:text-properties style:font-name="Times New Roman" fo:font-size="11pt" fo:language="fr" fo:country="FR" style:text-underline-style="none" officeooo:rsid="0164b11e" style:font-size-asian="9.60000038146973pt" style:font-size-complex="11pt"/>
    </style:style>
    <style:style style:name="T31" style:family="text">
      <style:text-properties style:font-name="Times New Roman" fo:font-size="11pt" fo:language="fr" fo:country="FR" style:text-underline-style="none" officeooo:rsid="0165f39f" style:font-size-asian="9.60000038146973pt" style:font-size-complex="11pt"/>
    </style:style>
    <style:style style:name="T32" style:family="text">
      <style:text-properties style:font-name="Times New Roman" fo:font-size="11pt" fo:language="fr" fo:country="FR" style:text-underline-style="none" officeooo:rsid="01672597" style:font-size-asian="9.60000038146973pt" style:font-size-complex="11pt"/>
    </style:style>
    <style:style style:name="T33" style:family="text">
      <style:text-properties style:font-name="Times New Roman" fo:font-size="11pt" fo:language="fr" fo:country="FR" style:text-underline-style="none" officeooo:rsid="0168cba7" style:font-size-asian="9.60000038146973pt" style:font-size-complex="11pt"/>
    </style:style>
    <style:style style:name="T34" style:family="text">
      <style:text-properties style:font-name="Times New Roman" fo:font-size="11pt" fo:language="fr" fo:country="FR" style:text-underline-style="none" officeooo:rsid="016aa6c2" style:font-size-asian="9.60000038146973pt" style:font-size-complex="11pt"/>
    </style:style>
    <style:style style:name="T35" style:family="text">
      <style:text-properties style:font-name="Times New Roman" fo:font-size="11pt" fo:language="fr" fo:country="FR" style:text-underline-style="none" officeooo:rsid="016b6827" style:font-size-asian="9.60000038146973pt" style:font-size-complex="11pt"/>
    </style:style>
    <style:style style:name="T36" style:family="text">
      <style:text-properties style:font-name="Times New Roman" fo:font-size="11pt" fo:language="fr" fo:country="FR" style:text-underline-style="none" officeooo:rsid="016c15a7" style:font-size-asian="9.60000038146973pt" style:font-size-complex="11pt"/>
    </style:style>
    <style:style style:name="T37" style:family="text">
      <style:text-properties style:font-name="Times New Roman" fo:font-size="11pt" fo:language="fr" fo:country="FR" style:text-underline-style="none" officeooo:rsid="016d5703" style:font-size-asian="9.60000038146973pt" style:font-size-complex="11pt"/>
    </style:style>
    <style:style style:name="T38" style:family="text">
      <style:text-properties style:font-name="Times New Roman" fo:font-size="11pt" fo:language="fr" fo:country="FR" style:text-underline-style="none" officeooo:rsid="016f01da" style:font-size-asian="9.60000038146973pt" style:font-size-complex="11pt"/>
    </style:style>
    <style:style style:name="T39" style:family="text">
      <style:text-properties style:font-name="Times New Roman" fo:font-size="11pt" fo:language="fr" fo:country="FR" style:text-underline-style="none" officeooo:rsid="016f7a87" style:font-size-asian="9.60000038146973pt" style:font-size-complex="11pt"/>
    </style:style>
    <style:style style:name="T40" style:family="text">
      <style:text-properties style:font-name="Times New Roman" fo:font-size="11pt" fo:language="fr" fo:country="FR" style:text-underline-style="none" officeooo:rsid="0171176d" style:font-size-asian="9.60000038146973pt" style:font-size-complex="11pt"/>
    </style:style>
    <style:style style:name="T41" style:family="text">
      <style:text-properties style:font-name="Times New Roman" fo:font-size="11pt" fo:language="fr" fo:country="FR" style:text-underline-style="none" officeooo:rsid="0171187b" style:font-size-asian="9.60000038146973pt" style:font-size-complex="11pt"/>
    </style:style>
    <style:style style:name="T42" style:family="text">
      <style:text-properties style:font-name="Times New Roman" fo:font-size="11pt" fo:language="fr" fo:country="FR" style:text-underline-style="none" officeooo:rsid="01731344" style:font-size-asian="9.60000038146973pt" style:font-size-complex="11pt"/>
    </style:style>
    <style:style style:name="T43" style:family="text">
      <style:text-properties style:font-name="Times New Roman" fo:font-size="11pt" fo:language="fr" fo:country="FR" style:text-underline-style="none" officeooo:rsid="01748a5f" style:font-size-asian="9.60000038146973pt" style:font-size-complex="11pt"/>
    </style:style>
    <style:style style:name="T44" style:family="text">
      <style:text-properties style:font-name="Times New Roman" fo:font-size="11pt" fo:language="fr" fo:country="FR" style:text-underline-style="none" officeooo:rsid="01760254" style:font-size-asian="9.60000038146973pt" style:font-size-complex="11pt"/>
    </style:style>
    <style:style style:name="T45" style:family="text">
      <style:text-properties style:font-name="Times New Roman" fo:font-size="11pt" fo:language="fr" fo:country="FR" style:text-underline-style="none" officeooo:rsid="01798041" style:font-size-asian="9.60000038146973pt" style:font-size-complex="11pt"/>
    </style:style>
    <style:style style:name="T46" style:family="text">
      <style:text-properties style:font-name="Times New Roman" fo:font-size="11pt" fo:language="fr" fo:country="FR" style:text-underline-style="none" officeooo:rsid="017af01d" style:font-size-asian="9.60000038146973pt" style:font-size-complex="11pt"/>
    </style:style>
    <style:style style:name="T47" style:family="text">
      <style:text-properties style:font-name="Times New Roman" fo:font-size="11pt" fo:language="fr" fo:country="FR" style:text-underline-style="none" officeooo:rsid="017c5975" style:font-size-asian="9.60000038146973pt" style:font-size-complex="11pt"/>
    </style:style>
    <style:style style:name="T48" style:family="text">
      <style:text-properties style:font-name="Times New Roman" fo:font-size="11pt" fo:language="fr" fo:country="FR" style:text-underline-style="none" officeooo:rsid="017d4609" style:font-size-asian="9.60000038146973pt" style:font-size-complex="11pt"/>
    </style:style>
    <style:style style:name="T49" style:family="text">
      <style:text-properties style:font-name="Times New Roman" fo:font-size="11pt" fo:language="fr" fo:country="FR" style:text-underline-style="none" officeooo:rsid="017e3daa" style:font-size-asian="9.60000038146973pt" style:font-size-complex="11pt"/>
    </style:style>
    <style:style style:name="T50" style:family="text">
      <style:text-properties style:font-name="Times New Roman" fo:font-size="11pt" fo:language="fr" fo:country="FR" style:text-underline-style="none" officeooo:rsid="017fbf3f" style:font-size-asian="9.60000038146973pt" style:font-size-complex="11pt"/>
    </style:style>
    <style:style style:name="T51" style:family="text">
      <style:text-properties style:font-name="Times New Roman" fo:font-size="11pt" fo:language="fr" fo:country="FR" style:text-underline-style="none" officeooo:rsid="01814b77" style:font-size-asian="9.60000038146973pt" style:font-size-complex="11pt"/>
    </style:style>
    <style:style style:name="T52" style:family="text">
      <style:text-properties style:font-name="Times New Roman" fo:font-size="11pt" fo:language="fr" fo:country="FR" style:text-underline-style="none" officeooo:rsid="0182b2bf" style:font-size-asian="9.60000038146973pt" style:font-size-complex="11pt"/>
    </style:style>
    <style:style style:name="T53" style:family="text">
      <style:text-properties style:font-name="Times New Roman" fo:font-size="11pt" fo:language="fr" fo:country="FR" style:text-underline-style="none" officeooo:rsid="018307ba" style:font-size-asian="9.60000038146973pt" style:font-size-complex="11pt"/>
    </style:style>
    <style:style style:name="T54" style:family="text">
      <style:text-properties style:font-name="Times New Roman" fo:font-size="11pt" fo:language="fr" fo:country="FR" style:text-underline-style="none" officeooo:rsid="0184c51e" style:font-size-asian="9.60000038146973pt" style:font-size-complex="11pt"/>
    </style:style>
    <style:style style:name="T55" style:family="text">
      <style:text-properties style:font-name="Times New Roman" fo:font-size="11pt" fo:language="fr" fo:country="FR" style:text-underline-style="none" officeooo:rsid="01857959" style:font-size-asian="9.60000038146973pt" style:font-size-complex="11pt"/>
    </style:style>
    <style:style style:name="T56" style:family="text">
      <style:text-properties style:font-name="Times New Roman" fo:font-size="11pt" fo:language="fr" fo:country="FR" style:text-underline-style="none" officeooo:rsid="01876e7f" style:font-size-asian="9.60000038146973pt" style:font-size-complex="11pt"/>
    </style:style>
    <style:style style:name="T57" style:family="text">
      <style:text-properties style:font-name="Times New Roman" fo:font-size="11pt" fo:language="fr" fo:country="FR" style:text-underline-style="none" officeooo:rsid="01884299" style:font-size-asian="9.60000038146973pt" style:font-size-complex="11pt"/>
    </style:style>
    <style:style style:name="T58" style:family="text">
      <style:text-properties style:font-name="Times New Roman" fo:font-size="11pt" fo:language="fr" fo:country="FR" style:text-underline-style="none" officeooo:rsid="01895b38" style:font-size-asian="9.60000038146973pt" style:font-size-complex="11pt"/>
    </style:style>
    <style:style style:name="T59" style:family="text">
      <style:text-properties style:font-name="Times New Roman" fo:font-size="11pt" fo:language="fr" fo:country="FR" style:text-underline-style="none" officeooo:rsid="018b42ba" style:font-size-asian="9.60000038146973pt" style:font-size-complex="11pt"/>
    </style:style>
    <style:style style:name="T60" style:family="text">
      <style:text-properties style:font-name="Times New Roman" fo:font-size="11pt" fo:language="fr" fo:country="FR" style:text-underline-style="none" officeooo:rsid="018dd029" style:font-size-asian="9.60000038146973pt" style:font-size-complex="11pt"/>
    </style:style>
    <style:style style:name="T61" style:family="text">
      <style:text-properties style:font-name="Times New Roman" fo:font-size="11pt" fo:language="fr" fo:country="FR" style:text-underline-style="none" officeooo:rsid="018f4bcc" style:font-size-asian="9.60000038146973pt" style:font-size-complex="11pt"/>
    </style:style>
    <style:style style:name="T62" style:family="text">
      <style:text-properties style:font-name="Times New Roman" fo:font-size="11pt" fo:language="fr" fo:country="FR" style:text-underline-style="none" officeooo:rsid="01929081" style:font-size-asian="9.60000038146973pt" style:font-size-complex="11pt"/>
    </style:style>
    <style:style style:name="T63" style:family="text">
      <style:text-properties style:font-name="Times New Roman" fo:font-size="11pt" fo:language="fr" fo:country="FR" style:text-underline-style="none" officeooo:rsid="0194047d" style:font-size-asian="9.60000038146973pt" style:font-size-complex="11pt"/>
    </style:style>
    <style:style style:name="T64" style:family="text">
      <style:text-properties style:font-name="Times New Roman" fo:font-size="11pt" fo:language="fr" fo:country="FR" style:text-underline-style="none" officeooo:rsid="01950e56" style:font-size-asian="9.60000038146973pt" style:font-size-complex="11pt"/>
    </style:style>
    <style:style style:name="T65" style:family="text">
      <style:text-properties style:font-name="Times New Roman" fo:font-size="11pt" fo:language="fr" fo:country="FR" style:text-underline-style="none" officeooo:rsid="0196f1c9" style:font-size-asian="9.60000038146973pt" style:font-size-complex="11pt"/>
    </style:style>
    <style:style style:name="T66" style:family="text">
      <style:text-properties style:font-name="Times New Roman" fo:font-size="11pt" fo:language="fr" fo:country="FR" style:text-underline-style="none" officeooo:rsid="01975a06" style:font-size-asian="9.60000038146973pt" style:font-size-complex="11pt"/>
    </style:style>
    <style:style style:name="T67" style:family="text">
      <style:text-properties style:font-name="Times New Roman" fo:font-size="11pt" fo:language="fr" fo:country="FR" style:text-underline-style="none" officeooo:rsid="019773db" style:font-size-asian="9.60000038146973pt" style:font-size-complex="11pt"/>
    </style:style>
    <style:style style:name="T68" style:family="text">
      <style:text-properties style:font-name="Times New Roman" fo:font-size="11pt" fo:language="fr" fo:country="FR" style:text-underline-style="none" officeooo:rsid="0198a835" style:font-size-asian="9.60000038146973pt" style:font-size-complex="11pt"/>
    </style:style>
    <style:style style:name="T69" style:family="text">
      <style:text-properties style:font-name="Times New Roman" fo:font-size="11pt" fo:language="fr" fo:country="FR" style:text-underline-style="none" officeooo:rsid="019a07d9" style:font-size-asian="9.60000038146973pt" style:font-size-complex="11pt"/>
    </style:style>
    <style:style style:name="T70" style:family="text">
      <style:text-properties style:font-name="Times New Roman" fo:font-size="11pt" fo:language="fr" fo:country="FR" style:text-underline-style="none" officeooo:rsid="019b18c8" style:font-size-asian="9.60000038146973pt" style:font-size-complex="11pt"/>
    </style:style>
    <style:style style:name="T71" style:family="text">
      <style:text-properties style:font-name="Times New Roman" fo:font-size="11pt" fo:language="fr" fo:country="FR" style:text-underline-style="none" officeooo:rsid="019c8b77" style:font-size-asian="9.60000038146973pt" style:font-size-complex="11pt"/>
    </style:style>
    <style:style style:name="T72" style:family="text">
      <style:text-properties style:font-name="Times New Roman" fo:font-size="11pt" fo:language="fr" fo:country="FR" style:text-underline-style="none" officeooo:rsid="019de1a5" style:font-size-asian="9.60000038146973pt" style:font-size-complex="11pt"/>
    </style:style>
    <style:style style:name="T73" style:family="text">
      <style:text-properties style:font-name="Times New Roman" fo:font-size="11pt" fo:language="fr" fo:country="FR" style:text-underline-style="none" officeooo:rsid="019ed1cb" style:font-size-asian="9.60000038146973pt" style:font-size-complex="11pt"/>
    </style:style>
    <style:style style:name="T74" style:family="text">
      <style:text-properties style:font-name="Times New Roman" fo:font-size="11pt" fo:language="fr" fo:country="FR" style:text-underline-style="none" officeooo:rsid="019fb8e8" style:font-size-asian="9.60000038146973pt" style:font-size-complex="11pt"/>
    </style:style>
    <style:style style:name="T75" style:family="text">
      <style:text-properties style:font-name="Times New Roman" fo:font-size="11pt" fo:language="fr" fo:country="FR" style:text-underline-style="none" officeooo:rsid="01a14503" style:font-size-asian="9.60000038146973pt" style:font-size-complex="11pt"/>
    </style:style>
    <style:style style:name="T76" style:family="text">
      <style:text-properties style:font-name="Times New Roman" fo:font-size="11pt" fo:language="fr" fo:country="FR" style:text-underline-style="none" officeooo:rsid="01a32338" style:font-size-asian="9.60000038146973pt" style:font-size-complex="11pt"/>
    </style:style>
    <style:style style:name="T77" style:family="text">
      <style:text-properties style:font-name="Times New Roman" fo:font-size="11pt" fo:language="fr" fo:country="FR" style:text-underline-style="none" officeooo:rsid="01a6df28" style:font-size-asian="9.60000038146973pt" style:font-size-complex="11pt"/>
    </style:style>
    <style:style style:name="T78" style:family="text">
      <style:text-properties style:font-name="Times New Roman" fo:font-size="11pt" fo:language="fr" fo:country="FR" style:text-underline-style="none" officeooo:rsid="01a7a7cc" style:font-size-asian="9.60000038146973pt" style:font-size-complex="11pt"/>
    </style:style>
    <style:style style:name="T79" style:family="text">
      <style:text-properties style:font-name="Times New Roman" fo:font-size="11pt" fo:language="fr" fo:country="FR" style:text-underline-style="none" officeooo:rsid="01aa0581" style:font-size-asian="9.60000038146973pt" style:font-size-complex="11pt"/>
    </style:style>
    <style:style style:name="T80" style:family="text">
      <style:text-properties style:font-name="Times New Roman" fo:font-size="11pt" fo:language="fr" fo:country="FR" style:text-underline-style="none" officeooo:rsid="01aa49ed" style:font-size-asian="9.60000038146973pt" style:font-size-complex="11pt"/>
    </style:style>
    <style:style style:name="T81" style:family="text">
      <style:text-properties style:font-name="Times New Roman" fo:font-size="11pt" fo:language="fr" fo:country="FR" style:text-underline-style="none" officeooo:rsid="01aae625" style:font-size-asian="9.60000038146973pt" style:font-size-complex="11pt"/>
    </style:style>
    <style:style style:name="T82" style:family="text">
      <style:text-properties style:font-name="Times New Roman" fo:font-size="11pt" fo:language="fr" fo:country="FR" style:text-underline-style="none" officeooo:rsid="01acf1fe" style:font-size-asian="9.60000038146973pt" style:font-size-complex="11pt"/>
    </style:style>
    <style:style style:name="T83" style:family="text">
      <style:text-properties style:font-name="Times New Roman" fo:font-size="11pt" fo:language="fr" fo:country="FR" style:text-underline-style="none" officeooo:rsid="01ad159a" style:font-size-asian="9.60000038146973pt" style:font-size-complex="11pt"/>
    </style:style>
    <style:style style:name="T84" style:family="text">
      <style:text-properties style:font-name="Times New Roman" fo:font-size="11pt" fo:language="fr" fo:country="FR" style:text-underline-style="none" officeooo:rsid="01ad3b2d" style:font-size-asian="9.60000038146973pt" style:font-size-complex="11pt"/>
    </style:style>
    <style:style style:name="T85" style:family="text">
      <style:text-properties style:font-name="Times New Roman" fo:font-size="11pt" fo:language="fr" fo:country="FR" style:text-underline-style="none" officeooo:rsid="01add08c" style:font-size-asian="9.60000038146973pt" style:font-size-complex="11pt"/>
    </style:style>
    <style:style style:name="T86" style:family="text">
      <style:text-properties style:font-name="Times New Roman" fo:font-size="11pt" fo:language="fr" fo:country="FR" style:text-underline-style="none" officeooo:rsid="01b2baf2" style:font-size-asian="9.60000038146973pt" style:font-size-complex="11pt"/>
    </style:style>
    <style:style style:name="T87" style:family="text">
      <style:text-properties style:font-name="Times New Roman" fo:font-size="11pt" fo:language="fr" fo:country="FR" style:text-underline-style="none" officeooo:rsid="01b46951" style:font-size-asian="9.60000038146973pt" style:font-size-complex="11pt"/>
    </style:style>
    <style:style style:name="T88" style:family="text">
      <style:text-properties style:font-name="Times New Roman" fo:font-size="11pt" fo:language="fr" fo:country="FR" style:text-underline-style="none" officeooo:rsid="01b57b23" style:font-size-asian="9.60000038146973pt" style:font-size-complex="11pt"/>
    </style:style>
    <style:style style:name="T89" style:family="text">
      <style:text-properties style:font-name="Times New Roman" fo:font-size="11pt" fo:language="fr" fo:country="FR" style:text-underline-style="none" officeooo:rsid="01b63654" style:font-size-asian="9.60000038146973pt" style:font-size-complex="11pt"/>
    </style:style>
    <style:style style:name="T90" style:family="text">
      <style:text-properties style:font-name="Times New Roman" fo:font-size="11pt" fo:language="fr" fo:country="FR" style:text-underline-style="none" officeooo:rsid="01b836f5" style:font-size-asian="9.60000038146973pt" style:font-size-complex="11pt"/>
    </style:style>
    <style:style style:name="T91" style:family="text">
      <style:text-properties style:font-name="Times New Roman" fo:font-size="11pt" fo:language="fr" fo:country="FR" style:text-underline-style="none" officeooo:rsid="01b9908b" style:font-size-asian="9.60000038146973pt" style:font-size-complex="11pt"/>
    </style:style>
    <style:style style:name="T92" style:family="text">
      <style:text-properties style:font-name="Times New Roman" fo:font-size="11pt" fo:language="fr" fo:country="FR" style:text-underline-style="none" officeooo:rsid="01bb2b0d" style:font-size-asian="9.60000038146973pt" style:font-size-complex="11pt"/>
    </style:style>
    <style:style style:name="T93" style:family="text">
      <style:text-properties style:font-name="Times New Roman" fo:font-size="11pt" fo:language="fr" fo:country="FR" style:text-underline-style="none" officeooo:rsid="01bc8451" style:font-size-asian="9.60000038146973pt" style:font-size-complex="11pt"/>
    </style:style>
    <style:style style:name="T94" style:family="text">
      <style:text-properties style:font-name="Times New Roman" fo:font-size="11pt" fo:language="fr" fo:country="FR" style:text-underline-style="none" officeooo:rsid="01bcd8ec" style:font-size-asian="9.60000038146973pt" style:font-size-complex="11pt"/>
    </style:style>
    <style:style style:name="T95" style:family="text">
      <style:text-properties style:font-name="Times New Roman" fo:font-size="11pt" fo:language="fr" fo:country="FR" style:text-underline-style="none" officeooo:rsid="01be559c" style:font-size-asian="9.60000038146973pt" style:font-size-complex="11pt"/>
    </style:style>
    <style:style style:name="T96" style:family="text">
      <style:text-properties style:font-name="Times New Roman" fo:font-size="11pt" fo:language="fr" fo:country="FR" style:text-underline-style="none" officeooo:rsid="01bf3cc2" style:font-size-asian="9.60000038146973pt" style:font-size-complex="11pt"/>
    </style:style>
    <style:style style:name="T97" style:family="text">
      <style:text-properties style:font-name="Times New Roman" fo:font-size="11pt" fo:language="fr" fo:country="FR" style:text-underline-style="none" officeooo:rsid="01c08123" style:font-size-asian="9.60000038146973pt" style:font-size-complex="11pt"/>
    </style:style>
    <style:style style:name="T98" style:family="text">
      <style:text-properties style:font-name="Times New Roman" fo:font-size="11pt" fo:language="fr" fo:country="FR" style:text-underline-style="none" officeooo:rsid="01c469bd" style:font-size-asian="9.60000038146973pt" style:font-size-complex="11pt"/>
    </style:style>
    <style:style style:name="T99" style:family="text">
      <style:text-properties style:font-name="Times New Roman" fo:font-size="11pt" fo:language="fr" fo:country="FR" style:text-underline-style="none" officeooo:rsid="01c68db4" style:font-size-asian="9.60000038146973pt" style:font-size-complex="11pt"/>
    </style:style>
    <style:style style:name="T100" style:family="text">
      <style:text-properties style:font-name="Times New Roman" fo:font-size="11pt" fo:language="fr" fo:country="FR" style:text-underline-style="none" officeooo:rsid="01c75b15" style:font-size-asian="9.60000038146973pt" style:font-size-complex="11pt"/>
    </style:style>
    <style:style style:name="T101" style:family="text">
      <style:text-properties style:font-name="Times New Roman" fo:font-size="11pt" fo:language="fr" fo:country="FR" style:text-underline-style="none" officeooo:rsid="01c8d218" style:font-size-asian="9.60000038146973pt" style:font-size-complex="11pt"/>
    </style:style>
    <style:style style:name="T102" style:family="text">
      <style:text-properties style:font-name="Times New Roman" fo:font-size="11pt" fo:language="fr" fo:country="FR" style:text-underline-style="none" officeooo:rsid="01c8df55" style:font-size-asian="9.60000038146973pt" style:font-size-complex="11pt"/>
    </style:style>
    <style:style style:name="T103" style:family="text">
      <style:text-properties style:font-name="Times New Roman" fo:font-size="11pt" fo:language="fr" fo:country="FR" style:text-underline-style="none" officeooo:rsid="01ca62a5" style:font-size-asian="9.60000038146973pt" style:font-size-complex="11pt"/>
    </style:style>
    <style:style style:name="T104" style:family="text">
      <style:text-properties style:font-name="Times New Roman" fo:font-size="11pt" fo:language="fr" fo:country="FR" style:text-underline-style="none" officeooo:rsid="01caa55e" style:font-size-asian="9.60000038146973pt" style:font-size-complex="11pt"/>
    </style:style>
    <style:style style:name="T105" style:family="text">
      <style:text-properties style:font-name="Times New Roman" fo:font-size="11pt" fo:language="fr" fo:country="FR" style:text-underline-style="none" officeooo:rsid="01cec5f5" style:font-size-asian="9.60000038146973pt" style:font-size-complex="11pt"/>
    </style:style>
    <style:style style:name="T106" style:family="text">
      <style:text-properties style:font-name="Times New Roman" fo:font-size="11pt" fo:language="fr" fo:country="FR" style:text-underline-style="none" officeooo:rsid="01d0b82b" style:font-size-asian="9.60000038146973pt" style:font-size-complex="11pt"/>
    </style:style>
    <style:style style:name="T107" style:family="text">
      <style:text-properties style:font-name="Times New Roman" fo:font-size="11pt" fo:language="fr" fo:country="FR" style:text-underline-style="none" officeooo:rsid="01d25630" style:font-size-asian="9.60000038146973pt" style:font-size-complex="11pt"/>
    </style:style>
    <style:style style:name="T108" style:family="text">
      <style:text-properties style:font-name="Times New Roman" fo:font-size="11pt" fo:language="fr" fo:country="FR" style:text-underline-style="none" officeooo:rsid="01d3aa10" style:font-size-asian="9.60000038146973pt" style:font-size-complex="11pt"/>
    </style:style>
    <style:style style:name="T109" style:family="text">
      <style:text-properties style:font-name="Times New Roman" fo:font-size="11pt" fo:language="fr" fo:country="FR" style:text-underline-style="none" officeooo:rsid="01d4994a" style:font-size-asian="9.60000038146973pt" style:font-size-complex="11pt"/>
    </style:style>
    <style:style style:name="T110" style:family="text">
      <style:text-properties style:font-name="Times New Roman" fo:font-size="11pt" fo:language="fr" fo:country="FR" style:text-underline-style="none" officeooo:rsid="01d7a032" style:font-size-asian="9.60000038146973pt" style:font-size-complex="11pt"/>
    </style:style>
    <style:style style:name="T111" style:family="text">
      <style:text-properties style:font-name="Times New Roman" fo:font-size="11pt" fo:language="fr" fo:country="FR" style:text-underline-style="none" officeooo:rsid="01d7e5f2" style:font-size-asian="9.60000038146973pt" style:font-size-complex="11pt"/>
    </style:style>
    <style:style style:name="T112" style:family="text">
      <style:text-properties style:font-name="Times New Roman" fo:font-size="11pt" fo:language="fr" fo:country="FR" style:text-underline-style="none" officeooo:rsid="01db58e3" style:font-size-asian="9.60000038146973pt" style:font-size-complex="11pt"/>
    </style:style>
    <style:style style:name="T113" style:family="text">
      <style:text-properties style:font-name="Times New Roman" fo:font-size="11pt" fo:language="fr" fo:country="FR" style:text-underline-style="none" officeooo:rsid="01dcdbe1" style:font-size-asian="9.60000038146973pt" style:font-size-complex="11pt"/>
    </style:style>
    <style:style style:name="T114" style:family="text">
      <style:text-properties style:font-name="Times New Roman" fo:font-size="11pt" fo:language="fr" fo:country="FR" style:text-underline-style="none" officeooo:rsid="02282c03" style:font-size-asian="9.60000038146973pt" style:font-size-complex="11pt"/>
    </style:style>
    <style:style style:name="T115" style:family="text">
      <style:text-properties style:font-name="Times New Roman" fo:font-size="11pt" fo:language="fr" fo:country="FR" style:text-underline-style="none" officeooo:rsid="022d534f" style:font-size-asian="9.60000038146973pt" style:font-size-complex="11pt"/>
    </style:style>
    <style:style style:name="T116" style:family="text">
      <style:text-properties style:font-name="Times New Roman" fo:font-size="11pt" fo:language="fr" fo:country="FR" style:text-underline-style="none" officeooo:rsid="022faada" style:font-size-asian="9.60000038146973pt" style:font-size-complex="11pt"/>
    </style:style>
    <style:style style:name="T117" style:family="text">
      <style:text-properties style:font-name="Times New Roman" fo:font-size="11pt" fo:language="fr" fo:country="FR" style:text-underline-style="none" officeooo:rsid="0230b19c" style:font-size-asian="9.60000038146973pt" style:font-size-complex="11pt"/>
    </style:style>
    <style:style style:name="T118" style:family="text">
      <style:text-properties style:font-name="Times New Roman" fo:font-size="11pt" fo:language="fr" fo:country="FR" style:text-underline-style="none" officeooo:rsid="023115ec" style:font-size-asian="9.60000038146973pt" style:font-size-complex="11pt"/>
    </style:style>
    <style:style style:name="T119" style:family="text">
      <style:text-properties style:font-name="Times New Roman" fo:font-size="11pt" fo:language="fr" fo:country="FR" style:text-underline-style="none" officeooo:rsid="0231a298" style:font-size-asian="9.60000038146973pt" style:font-size-complex="11pt"/>
    </style:style>
    <style:style style:name="T120" style:family="text">
      <style:text-properties style:font-name="Times New Roman" fo:font-size="11pt" fo:language="fr" fo:country="FR" style:text-underline-style="none" officeooo:rsid="0232e0d9" style:font-size-asian="9.60000038146973pt" style:font-size-complex="11pt"/>
    </style:style>
    <style:style style:name="T121" style:family="text">
      <style:text-properties style:font-name="Times New Roman" fo:font-size="11pt" fo:language="fr" fo:country="FR" style:text-underline-style="none" officeooo:rsid="02340e90" style:font-size-asian="9.60000038146973pt" style:font-size-complex="11pt"/>
    </style:style>
    <style:style style:name="T122" style:family="text">
      <style:text-properties style:font-name="Times New Roman" fo:font-size="11pt" fo:language="fr" fo:country="FR" style:text-underline-style="none" officeooo:rsid="02355263" style:font-size-asian="9.60000038146973pt" style:font-size-complex="11pt"/>
    </style:style>
    <style:style style:name="T123" style:family="text">
      <style:text-properties style:font-name="Times New Roman" fo:font-size="11pt" fo:language="fr" fo:country="FR" style:text-underline-style="none" officeooo:rsid="0235f94c" style:font-size-asian="9.60000038146973pt" style:font-size-complex="11pt"/>
    </style:style>
    <style:style style:name="T124" style:family="text">
      <style:text-properties style:font-name="Times New Roman" fo:font-size="11pt" fo:language="fr" fo:country="FR" style:text-underline-style="none" officeooo:rsid="02368201" style:font-size-asian="9.60000038146973pt" style:font-size-complex="11pt"/>
    </style:style>
    <style:style style:name="T125" style:family="text">
      <style:text-properties style:font-name="Times New Roman" fo:font-size="11pt" fo:language="fr" fo:country="FR" style:text-underline-style="none" officeooo:rsid="02372e5c" style:font-size-asian="9.60000038146973pt" style:font-size-complex="11pt"/>
    </style:style>
    <style:style style:name="T126" style:family="text">
      <style:text-properties style:font-name="Times New Roman" fo:font-size="11pt" fo:language="fr" fo:country="FR" style:text-underline-style="none" officeooo:rsid="0238ea1b" style:font-size-asian="9.60000038146973pt" style:font-size-complex="11pt"/>
    </style:style>
    <style:style style:name="T127" style:family="text">
      <style:text-properties style:font-name="Times New Roman" fo:font-size="11pt" fo:language="fr" fo:country="FR" style:text-underline-style="none" officeooo:rsid="0239c32b" style:font-size-asian="9.60000038146973pt" style:font-size-complex="11pt"/>
    </style:style>
    <style:style style:name="T128" style:family="text">
      <style:text-properties style:font-name="Times New Roman" fo:font-size="11pt" fo:language="fr" fo:country="FR" style:text-underline-style="none" officeooo:rsid="0239c537" style:font-size-asian="9.60000038146973pt" style:font-size-complex="11pt"/>
    </style:style>
    <style:style style:name="T129" style:family="text">
      <style:text-properties style:font-name="Times New Roman" fo:font-size="11pt" fo:language="fr" fo:country="FR" style:text-underline-style="none" officeooo:rsid="023a95dd" style:font-size-asian="9.60000038146973pt" style:font-size-complex="11pt"/>
    </style:style>
    <style:style style:name="T130" style:family="text">
      <style:text-properties style:font-name="Times New Roman" fo:font-size="11pt" fo:language="fr" fo:country="FR" style:text-underline-style="none" officeooo:rsid="023ba8c6" style:font-size-asian="9.60000038146973pt" style:font-size-complex="11pt"/>
    </style:style>
    <style:style style:name="T131" style:family="text">
      <style:text-properties style:font-name="Times New Roman" fo:font-size="11pt" fo:language="fr" fo:country="FR" style:text-underline-style="none" officeooo:rsid="023d7f6c" style:font-size-asian="9.60000038146973pt" style:font-size-complex="11pt"/>
    </style:style>
    <style:style style:name="T132" style:family="text">
      <style:text-properties style:font-name="Times New Roman" fo:font-size="11pt" fo:language="fr" fo:country="FR" style:text-underline-style="none" officeooo:rsid="023e3159" style:font-size-asian="9.60000038146973pt" style:font-size-complex="11pt"/>
    </style:style>
    <style:style style:name="T133" style:family="text">
      <style:text-properties style:font-name="Times New Roman" fo:font-size="11pt" fo:language="fr" fo:country="FR" style:text-underline-style="none" officeooo:rsid="023f2ad8" style:font-size-asian="9.60000038146973pt" style:font-size-complex="11pt"/>
    </style:style>
    <style:style style:name="T134" style:family="text">
      <style:text-properties style:font-name="Times New Roman" fo:font-size="11pt" fo:language="fr" fo:country="FR" style:text-underline-style="none" officeooo:rsid="02408925" style:font-size-asian="9.60000038146973pt" style:font-size-complex="11pt"/>
    </style:style>
    <style:style style:name="T135" style:family="text">
      <style:text-properties style:font-name="Times New Roman" fo:font-size="11pt" fo:language="fr" fo:country="FR" style:text-underline-style="none" officeooo:rsid="0240e7bf" style:font-size-asian="9.60000038146973pt" style:font-size-complex="11pt"/>
    </style:style>
    <style:style style:name="T136" style:family="text">
      <style:text-properties style:font-name="Times New Roman" fo:font-size="11pt" fo:language="fr" fo:country="FR" style:text-underline-style="none" officeooo:rsid="0242684f" style:font-size-asian="9.60000038146973pt" style:font-size-complex="11pt"/>
    </style:style>
    <style:style style:name="T137" style:family="text">
      <style:text-properties style:font-name="Times New Roman" fo:font-size="11pt" fo:language="fr" fo:country="FR" style:text-underline-style="solid" style:text-underline-width="auto" style:text-underline-color="font-color" style:font-size-asian="9.60000038146973pt" style:font-size-complex="11pt"/>
    </style:style>
    <style:style style:name="T138" style:family="text">
      <style:text-properties style:font-name="Times New Roman" fo:font-size="11pt" fo:language="fr" fo:country="FR" style:text-underline-style="solid" style:text-underline-width="auto" style:text-underline-color="font-color" officeooo:rsid="01572a52" style:font-size-asian="9.60000038146973pt" style:font-size-complex="11pt"/>
    </style:style>
    <style:style style:name="T139" style:family="text">
      <style:text-properties style:font-name="Times New Roman" fo:font-size="11pt" fo:language="fr" fo:country="FR" style:text-underline-style="solid" style:text-underline-width="auto" style:text-underline-color="font-color" officeooo:rsid="015ab13d" style:font-size-asian="9.60000038146973pt" style:font-size-complex="11pt"/>
    </style:style>
    <style:style style:name="T140" style:family="text">
      <style:text-properties style:font-name="Times New Roman" fo:font-size="11pt" fo:language="fr" fo:country="FR" style:text-underline-style="solid" style:text-underline-width="auto" style:text-underline-color="font-color" officeooo:rsid="015b12f8" style:font-size-asian="9.60000038146973pt" style:font-size-complex="11pt"/>
    </style:style>
    <style:style style:name="T141" style:family="text">
      <style:text-properties style:font-name="Times New Roman" fo:font-size="11pt" fo:language="fr" fo:country="FR" style:text-underline-style="solid" style:text-underline-width="auto" style:text-underline-color="font-color" officeooo:rsid="015d2df6" style:font-size-asian="9.60000038146973pt" style:font-size-complex="11pt"/>
    </style:style>
    <style:style style:name="T142" style:family="text">
      <style:text-properties style:font-name="Times New Roman" fo:font-size="11pt" fo:language="fr" fo:country="FR" style:text-underline-style="solid" style:text-underline-width="auto" style:text-underline-color="font-color" officeooo:rsid="015efedd" style:font-size-asian="9.60000038146973pt" style:font-size-complex="11pt"/>
    </style:style>
    <style:style style:name="T143" style:family="text">
      <style:text-properties style:font-name="Times New Roman" fo:font-size="11pt" fo:language="fr" fo:country="FR" style:text-underline-style="solid" style:text-underline-width="auto" style:text-underline-color="font-color" officeooo:rsid="0160afe9" style:font-size-asian="9.60000038146973pt" style:font-size-complex="11pt"/>
    </style:style>
    <style:style style:name="T144" style:family="text">
      <style:text-properties style:font-name="Times New Roman" fo:font-size="11pt" fo:language="fr" fo:country="FR" style:text-underline-style="solid" style:text-underline-width="auto" style:text-underline-color="font-color" officeooo:rsid="0168cba7" style:font-size-asian="9.60000038146973pt" style:font-size-complex="11pt"/>
    </style:style>
    <style:style style:name="T145" style:family="text">
      <style:text-properties style:font-name="Times New Roman" fo:font-size="11pt" fo:language="fr" fo:country="FR" style:text-underline-style="solid" style:text-underline-width="auto" style:text-underline-color="font-color" officeooo:rsid="017fbf3f" style:font-size-asian="9.60000038146973pt" style:font-size-complex="11pt"/>
    </style:style>
    <style:style style:name="T146" style:family="text">
      <style:text-properties style:font-name="Times New Roman" fo:font-size="11pt" fo:language="fr" fo:country="FR" style:text-underline-style="solid" style:text-underline-width="auto" style:text-underline-color="font-color" officeooo:rsid="0238ea1b" style:font-size-asian="9.60000038146973pt" style:font-size-complex="11pt"/>
    </style:style>
    <style:style style:name="T147" style:family="text">
      <style:text-properties style:font-name="Times New Roman" fo:font-size="11pt" fo:language="fr" fo:country="FR" style:text-underline-style="solid" style:text-underline-width="auto" style:text-underline-color="font-color" officeooo:rsid="0240e7bf" style:font-size-asian="9.60000038146973pt" style:font-size-complex="11pt"/>
    </style:style>
    <style:style style:name="T148" style:family="text">
      <style:text-properties style:font-name="Times New Roman" fo:font-size="11pt" fo:language="fr" fo:country="FR" style:text-underline-style="solid" style:text-underline-width="auto" style:text-underline-color="font-color" officeooo:rsid="0239c32b" style:font-size-asian="9.60000038146973pt" style:font-size-complex="11pt"/>
    </style:style>
    <style:style style:name="T149" style:family="text">
      <style:text-properties style:font-name="Times New Roman" fo:font-size="11pt" fo:language="fr" fo:country="FR" style:font-size-asian="9.60000038146973pt" style:font-size-complex="11pt"/>
    </style:style>
    <style:style style:name="T150" style:family="text">
      <style:text-properties style:font-name="Times New Roman" fo:font-size="11pt" fo:language="fr" fo:country="FR" officeooo:rsid="018b42ba" style:font-size-asian="9.60000038146973pt" style:font-size-complex="11pt"/>
    </style:style>
    <style:style style:name="T151" style:family="text">
      <style:text-properties style:font-name="Times New Roman" fo:font-size="11pt" fo:language="fr" fo:country="FR" officeooo:rsid="0196f1c9" style:font-size-asian="9.60000038146973pt" style:font-size-complex="11pt"/>
    </style:style>
    <style:style style:name="T152" style:family="text">
      <style:text-properties style:font-name="Times New Roman" fo:font-size="11pt" fo:language="fr" fo:country="FR" officeooo:rsid="01a14503" style:font-size-asian="9.60000038146973pt" style:font-size-complex="11pt"/>
    </style:style>
    <style:style style:name="T153" style:family="text">
      <style:text-properties style:font-name="Times New Roman" fo:font-size="11pt" fo:language="fr" fo:country="FR" officeooo:rsid="01a6df28" style:font-size-asian="9.60000038146973pt" style:font-size-complex="11pt"/>
    </style:style>
    <style:style style:name="T154" style:family="text">
      <style:text-properties style:font-name="Times New Roman" fo:font-size="11pt" fo:language="fr" fo:country="FR" officeooo:rsid="01aa49ed" style:font-size-asian="9.60000038146973pt" style:font-size-complex="11pt"/>
    </style:style>
    <style:style style:name="T155" style:family="text">
      <style:text-properties style:font-name="Times New Roman" fo:font-size="11pt" fo:language="fr" fo:country="FR" officeooo:rsid="01ad159a" style:font-size-asian="9.60000038146973pt" style:font-size-complex="11pt"/>
    </style:style>
    <style:style style:name="T156" style:family="text">
      <style:text-properties style:font-name="Times New Roman" fo:font-size="11pt" fo:language="fr" fo:country="FR" officeooo:rsid="01ad3b2d" style:font-size-asian="9.60000038146973pt" style:font-size-complex="11pt"/>
    </style:style>
    <style:style style:name="T157" style:family="text">
      <style:text-properties style:font-name="Times New Roman" fo:font-size="11pt" fo:language="fr" fo:country="FR" officeooo:rsid="01b46951" style:font-size-asian="9.60000038146973pt" style:font-size-complex="11pt"/>
    </style:style>
    <style:style style:name="T158" style:family="text">
      <style:text-properties style:font-name="Times New Roman" fo:font-size="11pt" fo:language="fr" fo:country="FR" officeooo:rsid="01b836f5" style:font-size-asian="9.60000038146973pt" style:font-size-complex="11pt"/>
    </style:style>
    <style:style style:name="T159" style:family="text">
      <style:text-properties style:font-name="Times New Roman" fo:font-size="11pt" fo:language="fr" fo:country="FR" officeooo:rsid="01c68db4" style:font-size-asian="9.60000038146973pt" style:font-size-complex="11pt"/>
    </style:style>
    <style:style style:name="T160" style:family="text">
      <style:text-properties style:font-name="Times New Roman" fo:font-size="11pt" fo:language="fr" fo:country="FR" officeooo:rsid="01caa55e" style:font-size-asian="9.60000038146973pt" style:font-size-complex="11pt"/>
    </style:style>
    <style:style style:name="T161" style:family="text">
      <style:text-properties style:font-name="Times New Roman" fo:font-size="11pt" fo:language="fr" fo:country="FR" officeooo:rsid="01d7e5f2" style:font-size-asian="9.60000038146973pt" style:font-size-complex="11pt"/>
    </style:style>
    <style:style style:name="T162" style:family="text">
      <style:text-properties style:font-name="Times New Roman" fo:font-size="11pt" fo:language="fr" fo:country="FR" officeooo:rsid="01e0b66d" style:font-size-asian="9.60000038146973pt" style:font-size-complex="11pt"/>
    </style:style>
    <style:style style:name="T163" style:family="text">
      <style:text-properties style:font-name="Times New Roman" fo:font-size="11pt" fo:language="fr" fo:country="FR" officeooo:rsid="01e163ac" style:font-size-asian="9.60000038146973pt" style:font-size-complex="11pt"/>
    </style:style>
    <style:style style:name="T164" style:family="text">
      <style:text-properties style:font-name="Times New Roman" fo:font-size="11pt" fo:language="fr" fo:country="FR" officeooo:rsid="01e32372" style:font-size-asian="9.60000038146973pt" style:font-size-complex="11pt"/>
    </style:style>
    <style:style style:name="T165" style:family="text">
      <style:text-properties style:font-name="Times New Roman" fo:font-size="11pt" fo:language="fr" fo:country="FR" officeooo:rsid="01e39e31" style:font-size-asian="9.60000038146973pt" style:font-size-complex="11pt"/>
    </style:style>
    <style:style style:name="T166" style:family="text">
      <style:text-properties style:font-name="Times New Roman" fo:font-size="11pt" fo:language="fr" fo:country="FR" fo:font-style="normal" officeooo:rsid="01caa55e" style:font-size-asian="9.60000038146973pt" style:font-style-asian="normal" style:font-size-complex="11pt" style:font-style-complex="normal"/>
    </style:style>
    <style:style style:name="T167" style:family="text">
      <style:text-properties style:font-name="Times New Roman" fo:font-size="11pt" fo:language="fr" fo:country="FR" fo:font-style="normal" style:text-underline-style="none" style:font-size-asian="9.60000038146973pt" style:font-style-asian="normal" style:font-size-complex="11pt" style:font-style-complex="normal"/>
    </style:style>
    <style:style style:name="T168" style:family="text">
      <style:text-properties style:font-name="Times New Roman" fo:font-size="11pt" fo:language="fr" fo:country="FR" fo:font-style="normal" style:text-underline-style="none" officeooo:rsid="01caa55e" style:font-size-asian="9.60000038146973pt" style:font-style-asian="normal" style:font-size-complex="11pt" style:font-style-complex="normal"/>
    </style:style>
    <style:style style:name="T169" style:family="text">
      <style:text-properties style:text-underline-style="solid" style:text-underline-width="auto" style:text-underline-color="font-color"/>
    </style:style>
    <style:style style:name="T170" style:family="text">
      <style:text-properties style:text-underline-style="solid" style:text-underline-width="auto" style:text-underline-color="font-color" officeooo:rsid="01f0af3d"/>
    </style:style>
    <style:style style:name="T171" style:family="text">
      <style:text-properties style:text-underline-style="solid" style:text-underline-width="auto" style:text-underline-color="font-color" officeooo:rsid="0203c44e"/>
    </style:style>
    <style:style style:name="T172" style:family="text">
      <style:text-properties style:text-underline-style="solid" style:text-underline-width="auto" style:text-underline-color="font-color" officeooo:rsid="0203f94a"/>
    </style:style>
    <style:style style:name="T173" style:family="text">
      <style:text-properties style:text-underline-style="solid" style:text-underline-width="auto" style:text-underline-color="font-color" officeooo:rsid="020423fd"/>
    </style:style>
    <style:style style:name="T174" style:family="text">
      <style:text-properties officeooo:rsid="01ea4ea6"/>
    </style:style>
    <style:style style:name="T175" style:family="text">
      <style:text-properties officeooo:rsid="01ef4cc8"/>
    </style:style>
    <style:style style:name="T176" style:family="text">
      <style:text-properties officeooo:rsid="01f0af3d"/>
    </style:style>
    <style:style style:name="T177" style:family="text">
      <style:text-properties officeooo:rsid="01f5b744"/>
    </style:style>
    <style:style style:name="T178" style:family="text">
      <style:text-properties officeooo:rsid="01f8614a"/>
    </style:style>
    <style:style style:name="T179" style:family="text">
      <style:text-properties officeooo:rsid="01fe292c"/>
    </style:style>
    <style:style style:name="T180" style:family="text">
      <style:text-properties officeooo:rsid="0201b1e9"/>
    </style:style>
    <style:style style:name="T181" style:family="text">
      <style:text-properties officeooo:rsid="0202976c"/>
    </style:style>
    <style:style style:name="T182" style:family="text">
      <style:text-properties officeooo:rsid="0203c44e"/>
    </style:style>
    <style:style style:name="T183" style:family="text">
      <style:text-properties officeooo:rsid="0203f94a"/>
    </style:style>
    <style:style style:name="T184" style:family="text">
      <style:text-properties officeooo:rsid="020423fd"/>
    </style:style>
    <style:style style:name="T185" style:family="text">
      <style:text-properties officeooo:rsid="02060095"/>
    </style:style>
    <style:style style:name="T186" style:family="text">
      <style:text-properties officeooo:rsid="0207d449"/>
    </style:style>
    <style:style style:name="T187" style:family="text">
      <style:text-properties officeooo:rsid="020b03c7"/>
    </style:style>
    <style:style style:name="T188" style:family="text">
      <style:text-properties officeooo:rsid="020df063"/>
    </style:style>
    <style:style style:name="T189" style:family="text">
      <style:text-properties style:text-position="super 58%" officeooo:rsid="020df063"/>
    </style:style>
    <style:style style:name="T190" style:family="text">
      <style:text-properties officeooo:rsid="0212293e"/>
    </style:style>
    <style:style style:name="T191" style:family="text">
      <style:text-properties officeooo:rsid="0215a291"/>
    </style:style>
    <style:style style:name="T192" style:family="text">
      <style:text-properties officeooo:rsid="0218c077"/>
    </style:style>
    <style:style style:name="T193" style:family="text">
      <style:text-properties officeooo:rsid="021997b2"/>
    </style:style>
    <style:style style:name="T194" style:family="text">
      <style:text-properties officeooo:rsid="021c8025"/>
    </style:style>
    <style:style style:name="T195" style:family="text">
      <style:text-properties officeooo:rsid="021e83be"/>
    </style:style>
    <style:style style:name="T196" style:family="text">
      <style:text-properties officeooo:rsid="02251206"/>
    </style:style>
    <style:style style:name="T197" style:family="text">
      <style:text-properties officeooo:rsid="02283dbd"/>
    </style:style>
    <style:style style:name="T198" style:family="text">
      <style:text-properties officeooo:rsid="022a0d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À partir de 1803, à la sortie de la guerre d’indépendance, les USA augmentent leur superficie. Cela va créer un esprit de conquête dans le peuple américain. Jefferson achète la Louisiane à Napoléon en violant la constitution. </text:p>
      <text:p text:style-name="P4"/>
      <text:p text:style-name="P5">S’en suit ensuite une période de troubles :</text:p>
      <text:p text:style-name="P5"/>
      <text:p text:style-name="P5">Les USA étant jeunes, ils voient tous les ans arriver de nouveaux États, cela augmentera d’autant plus avec la conquête de l’Ouest. Il va donc survenir la problématique de la gestion du trop grand nombre d’État et de la distance entre ces États et le congrès continental. </text:p>
      <text:p text:style-name="P6">Il reste aussi encore la question de savoir qui a le plus de pouvoirs ? Cette question n’est toujours pas tranchée.<text:line-break/>La question de l’esclavage reste aussi à trancher.</text:p>
      <text:p text:style-name="P6"/>
      <text:p text:style-name="P6">La deuxième guerre d’indépendance (1812-1814), les anglais enrôlent des bateaux américains commerçant avec la France. <text:span text:style-name="T2">Ce prétexte servira pour lancer une guerre contre les anglais, au nom de la liberté de circulation des marchandises, mais avec aussi un autre but caché, celui de virer les anglais du continent à savoir du Canada. <text:line-break/>Cette guerre ne sera ni vraiment perdue, ni vraiment gagnée. Mais elle donne une grande motivation aux USA qui ne voient aucune défaite devant eux, cela leur donnera donc un grand sentiment de confiance, qui va se cristalliser dans la destinée manifeste et le destin de l’Amérique à dominer le reste du Monde.<text:line-break/>Cette destinée manifeste les poussera notamment à pousser toujours plus loin vers l’Ouest, sans jamais aucun état d’âme quant au sort des populations locales.</text:span></text:p>
      <text:p text:style-name="P6"/>
      <text:p text:style-name="P7">Mais le problème de l’esclavagisme revient vite dans les <text:span text:style-name="T3">préoccupations, les USA doivent-ils être esclavagistes ou non ? Quel modèle de société pour le nouvel État ? Quel avenir pour le sud qui est fort de ses plantations de cotons esclavagistes. </text:span></text:p>
      <text:p text:style-name="P9">En 1793, la machine à égrener le coton est inventée, une importante main d’œuvre est donc nécessaire pour l’exploitation du coton et l’usage des machines. </text:p>
      <text:p text:style-name="P8"><text:span text:style-name="T4">Le coton épuisant le sol, cela encouragera d’avantage la poussée des frontières vers l’Ouest (1776 – 1890). <text:s/></text:span><text:s/><text:line-break/></text:p>
      <text:p text:style-name="P10"><text:span text:style-name="T6">Après les</text:span><text:span text:style-name="T7"> deux guerres d’indépendance (1775–1783 et 1812–1815), </text:span><text:span text:style-name="T6">les États-Unis voient une forte explosion démographique, avec une population qui double tous les vingts ans. Cela vient de plusieurs facteurs :</text:span></text:p>
      <text:list xml:id="list2030276080" text:style-name="L1">
        <text:list-item>
          <text:p text:style-name="P45"><text:span text:style-name="T6">A</text:span><text:span text:style-name="T5">ccroissement naturel plus grand (baisse de la mortalité infantile)</text:span></text:p>
        </text:list-item>
        <text:list-item>
          <text:p text:style-name="P46">Forte urbanisation</text:p>
        </text:list-item>
        <text:list-item>
          <text:p text:style-name="P47">Forte immigration (uniquement européenne anglo-saxonne à ce moment), suite à la baisse des coûts de transports et l’envie de devenir citoyen libre. L’immigration est aussi fortement encouragée, une main d’œuvre importante est nécessaire pour suivre le rythme de la révolution industrielle et coloniser les terres occupés par les indiens. </text:p>
          <text:p text:style-name="P48">Cette émigration est surtout dans le Nord et est particulière : une fois arrivée elle travaille dans les usines afin de gagner de l’argent pour émigrer plus tard vers l’Ouest, où elle peut acheter des terres. </text:p>
          <text:p text:style-name="P48"/>
        </text:list-item>
      </text:list>
      <text:p text:style-name="P11"><text:span text:style-name="T8">Néanmoins le fragile équilibre entre le Nord et le Sud subsiste </text:span><text:span text:style-name="T9">suite à la conquête de l’Ouest. </text:span><text:span text:style-name="T10">La ligne <text:line-break/>Mason-Dixon sépare les USA en deux, au Nord les États abolitionnistes et au Sud les territoires conservant l’esclavage. </text:span></text:p>
      <text:p text:style-name="P12"><text:span text:style-name="T11">Le Missouri au milieu de cette ligne et choisi de devenir un État esclavagiste, se pose alors un problème d’équilibre au congrès, chaque pays disposant de deux sénateurs, l’avantage reviendrait aux esclavagistes </text:span><text:span text:style-name="T12">et ce serait la fin du statut quo concernant cette question. </text:span><text:span text:style-name="T13">L’État fédéral veut à tout prix éviter la fin de cette équilibre pour ne pa</text:span><text:span text:style-name="T14">s que ce soit mis sur la table la question de la légalité de l’esclavage, </text:span><text:span text:style-name="T15">qui ouvrirait la porte à une division au sein de l’Union.</text:span></text:p>
      <text:p text:style-name="P13"><text:soft-page-break/><text:span text:style-name="T16">Le sénateur Clay va donc proposer un accord</text:span><text:span text:style-name="T10">, </text:span><text:span text:style-name="T138">Le Compromis du Missouri</text:span><text:span text:style-name="T17">. </text:span><text:span text:style-name="T18">Cet accord va faire en sorte que pour rentrer dans l’Union, les futurs États devront entrer par deux, un au Sud de la ligne Mason-Dixon l’autre au Nord. Cet accord est accepté et mis en place, et il permet de garder un équilibre au congrès américain. </text:span><text:span text:style-name="T19"><text:line-break/>Le Missouri va donc rentrer dans l’Union en même temps qu’un nouvel État créé de toute pièce, le Maine, détaché au Massachusetts.</text:span></text:p>
      <text:p text:style-name="P49"/>
      <text:p text:style-name="P14"><text:span text:style-name="T20">L’Union va donc fonctionner avec cette ligne et cet accord jusqu’en </text:span><text:span text:style-name="T139">1845</text:span><text:span text:style-name="T20">. À cette date le Texas quitte le Mexique et intègre l’Union. </text:span><text:span text:style-name="T19"><text:s/></text:span><text:span text:style-name="T21">S’en suivra une guerre USA—Mexique entre </text:span><text:span text:style-name="T140">1846–1848</text:span><text:span text:style-name="T21">, </text:span><text:span text:style-name="T22">qui sera gagné par les USA. </text:span><text:span text:style-name="T23">Le </text:span><text:span text:style-name="T141">Traité de Guadaloupo Hidalgo</text:span><text:span text:style-name="T23">, sera signé entre les deux États ; par ce traité les USA prenne comme territoire le Nouveau Mexique, le Colorado, l’Utah, l’Arizona, </text:span><text:span text:style-name="T24">le Nevada, le Wyoming et </text:span><text:span text:style-name="T25">la </text:span><text:span text:style-name="T142">Californie</text:span><text:span text:style-name="T25">.<text:line-break/></text:span></text:p>
      <text:p text:style-name="P14"><text:span text:style-name="T26">De l’or est découvert en Californie en </text:span><text:span text:style-name="T143">1849</text:span><text:span text:style-name="T26">, cette découverte va déclencher une énorme ruée vers l’or. La population de la Californie va donc rapidement atteindre le seuil de rentrée dans l’Union, et demande à la rejoindre en </text:span><text:span text:style-name="T143">1850</text:span><text:span text:style-name="T26">. </text:span><text:span text:style-name="T27">La Californie aurait donc du être un État esclavagiste, mais refuse cela et demande à devenir un État abolitionniste. Cela amène donc un nouveau problème et la fin du compromis du Missouri qui réglait l’équilibre des forces au Congrès, </text:span><text:span text:style-name="T28">car les autres États sudiste pourraient-ils imposer l’esclavagisme à un autre État ? <text:s/></text:span></text:p>
      <text:p text:style-name="P15"><text:span text:style-name="T28">U</text:span><text:span text:style-name="T5">n nouveau compromis est donc proposé par le sénateur Clay. Ce compromis </text:span><text:span text:style-name="T29">fait que la Californie rejoint l’Union en tant qu’État libre, en échange les États du Nord s’engage à restituer les esclaves échappés au Sud. </text:span><text:span text:style-name="T30">L’Utah et le Nouveau Mexique pourront aussi décider d</text:span><text:span text:style-name="T31">e leurs politiques quant aux esclaves. <text:line-break/></text:span></text:p>
      <text:p text:style-name="P15"><text:span text:style-name="T31">À </text:span><text:span text:style-name="T32">partir de ce moment de ce moment de petite guerre civiles font éclater entre pro et anti esclavagisme dans des États comme le Nebraska ou le Kansas. </text:span></text:p>
      <text:p text:style-name="P50"/>
      <text:p text:style-name="P16"><text:span text:style-name="T32">E</text:span><text:span text:style-name="T5">n</text:span><text:span text:style-name="T33">tre </text:span><text:span text:style-name="T144">1850–1860</text:span><text:span text:style-name="T33">, la question de l’esclavage reste une question centrale. </text:span><text:span text:style-name="T34">Si un esclave s’enfuit vers le Nord, devient-il libre ? </text:span><text:span text:style-name="T35">Au début oui, mais la Cour Suprême décrète en 1857, que l’esclave reste propriété du possesseur et doit lui être restitué. </text:span><text:span text:style-name="T36">Les États du Nord doivent donc restituer les esclaves aux États du Sud (arrêt Clay</text:span><text:span text:style-name="T37">).</text:span></text:p>
      <text:p text:style-name="P51"/>
      <text:p text:style-name="P17"><text:span text:style-name="T5">Le Nord ne supporte pas ce compromis, et en 1860 est élu Abraham Lincoln. C’est la première élection avec quatre candidats, ce qui fait que le Lincoln ne remporte pas le suffrage avec une grande majorité de l’électorat. <text:line-break/></text:span><text:span text:style-name="T38">Lincoln est vu comme l’anti-christ par les esclavagistes, et avec lui vient la question du pouvoir donné aux États et le pouvoir donné </text:span><text:span text:style-name="T39">à l’Union. </text:span><text:span text:style-name="T40">Les États du Sud ne reconnaissent pas Lincoln, font sécession et créent une autre union, la confédération </text:span><text:span text:style-name="T41">avec comme président Davis Jefferson. </text:span></text:p>
      <text:p text:style-name="P52"/>
      <text:p text:style-name="P18"><text:span text:style-name="T41">L</text:span><text:span text:style-name="T5">a guerre civile commence en </text:span><text:span text:style-name="T137">1861</text:span><text:span text:style-name="T5">, à Fort Sumter. </text:span><text:span text:style-name="T42">Les États confédérés sont constitués tout d’abord de la Caroline du Sud, du Mississippi, de la Floride, de l’Alabama, de la Géorgie, de la Louisiane et du Texas, et seront rejoins plus tard par la Virginie, l’Arkansas, le Tennessee, </text:span><text:span text:style-name="T43">l</text:span><text:span text:style-name="T42">a Caroline du Nord, </text:span><text:span text:style-name="T43">l’Arizona et le Nouveau Mexique. </text:span><text:span text:style-name="T44">Cinq États esclavagistes « frontaliers », rejoindront l’Union : Delaware, Kentucky, Maryland, Missouri, et la Virginie Occidentale. </text:span></text:p>
      <text:p text:style-name="P53"/>
      <text:p text:style-name="P19"><text:span text:style-name="T44">A</text:span><text:span text:style-name="T5">braham Lincoln va </text:span><text:span text:style-name="T45">appeler à la guerre afin de mater les sécessionnistes, la sécession n’ étant pas autorisée par la constitution américaine. </text:span><text:span text:style-name="T46">Pour lui il ne s’agit pas d’</text:span><text:span text:style-name="T47">une sécession mais d’une </text:span><text:span text:style-name="T48">insurrection. </text:span><text:span text:style-name="T49">Cette guerre va avoir aussi comme enjeux de définir le pouvoir de l’Union et celui des États. Des États bien qu’esclavagistes choisissent de rentrer dans l’Union qu’ils considèrent plus important, et le Général Lee par exemple bien que anti-esclavagiste est convaincu que l’État doit rester prédominant sur l’Union, et cette guerre est pour lui une question de liberté. </text:span></text:p>
      <text:p text:style-name="P42"><text:span text:style-name="T50">Ainsi en avril</text:span><text:span text:style-name="T47"> </text:span><text:span text:style-name="T145">1861</text:span><text:span text:style-name="T50">, la guerre de sécession débute. Ce sera la première guerre moderne, utilisant par exemple les chemins de fer, les bateaux à vapeur ou des armes modernes. </text:span><text:span text:style-name="T51">Cette guerre fera 640 000 morts et 400 000 blessés, soit plus d’un million de victimes sur une population de trente millions d’individus. </text:span></text:p>
      <text:p text:style-name="P54"/>
      <text:p text:style-name="P20"><text:span text:style-name="T51">L</text:span><text:span text:style-name="T5">es but de la guerre pour le Sud est la reconnaissance comme un État par le Nord, et pour le Nord il s’agit de garder l’intégralité de l’Union. </text:span></text:p>
      <text:p text:style-name="P21"><text:span text:style-name="T52">Le Sud avait de bons avantages pour gagner la guerre, de grandes familles de traditions militaire (avec les principaux généraux des USA), c’était une guerre « à domicile », </text:span><text:span text:style-name="T53">et surtout le sud est prêt à cette guerre. </text:span><text:span text:style-name="T57">Le Sud comptait aussi sur une alliance avec la France, qui était assez proche d’elle et achetait son coton, et aussi avec l’Angleterre. </text:span><text:span text:style-name="T58">Mais les européens sont occupés par leurs propres guerres, notamment la troisième guerre d’indépendance de l’Italie pour la France.</text:span><text:span text:style-name="T57"> </text:span></text:p>
      <text:p text:style-name="P21"><text:span text:style-name="T54">Le Nord quant à lui disposait d’une population bien plus élevée (22 millions contre 9 au sud), </text:span><text:span text:style-name="T55">c’était une grande puissance industrielle (bien plus que le </text:span><text:span text:style-name="T56">sud).</text:span></text:p>
      <text:p text:style-name="P55"/>
      <text:p text:style-name="P22"><text:span text:style-name="T56">D</text:span><text:span text:style-name="T5">eux tournants auront lieux dans cette guerre : </text:span></text:p>
      <text:list xml:id="list2712889773" text:style-name="L2">
        <text:list-item>
          <text:p text:style-name="P98"><text:span text:style-name="T149">1862 </text:span><text:span text:style-name="T5">: Bataille d’Antietam, par laquelle le Sud espère forcer le Nord à une guerre vite terminée en marchant sur Washington, se trouvant à seulement 150km des États du Sud. </text:span><text:span text:style-name="T59">Les sudistes ne réussiront pas à briser le front et la bataille se transformera en une longue boucherie. </text:span></text:p>
        </text:list-item>
        <text:list-item>
          <text:p text:style-name="P99"><text:span text:style-name="T150">1</text:span><text:span text:style-name="T149">863 </text:span><text:span text:style-name="T5">: Bataille de Gettysburg, qui sera elle aussi perdu par le Su</text:span><text:span text:style-name="T60">d. On considère cette bataille comme le tournant de la guerre, car c’est à sa suite que le sud passe sur la défensive sur son propre territoire. Cette guerre empêche aussi </text:span><text:span text:style-name="T61">tout espoir de reconnaissance par les pays européens. </text:span></text:p>
        </text:list-item>
      </text:list>
      <text:p text:style-name="P56"/>
      <text:p text:style-name="P24"><text:span text:style-name="T5">L’Union aboli l’esclavage en 1863, dans l’espoir de s’attirer les faveurs des pays d’Europe, </text:span><text:span text:style-name="T62">mais enfin de compte l’Europe n’aura soutenu aucu</text:span><text:span text:style-name="T63">n des belligérants dans cette guerre. <text:s/></text:span></text:p>
      <text:p text:style-name="P57"/>
      <text:p text:style-name="P23"><text:span text:style-name="T5">En </text:span><text:span text:style-name="T65">avril</text:span><text:span text:style-name="T5"> </text:span><text:span text:style-name="T149">1865</text:span><text:span text:style-name="T5">, la reddition du </text:span><text:span text:style-name="T64">s</text:span><text:span text:style-name="T5">ud sera rendue par le Général Lee, </text:span><text:span text:style-name="T65">Lincoln sera assassiné le </text:span><text:span text:style-name="T151">14 avril 1865</text:span><text:span text:style-name="T65"> </text:span><text:span text:style-name="T66">par Booth. </text:span><text:span text:style-name="T67">Lincoln voulait retisser des liens avec le Sud, mais son successeur (le vice-président Johnson), sera influencé par le congrès américain </text:span><text:span text:style-name="T68">et exploitera </text:span><text:span text:style-name="T69">énormément le sud :</text:span></text:p>
      <text:list xml:id="list1907271073" text:style-name="L3">
        <text:list-item>
          <text:p text:style-name="P58">13ème amendement, abolition de l’esclavage</text:p>
        </text:list-item>
        <text:list-item>
          <text:p text:style-name="P100"><text:span text:style-name="T5">14ème amendement, </text:span><text:span text:style-name="T70">exclu</text:span><text:span text:style-name="T73">sion </text:span><text:span text:style-name="T70">de la vie politique les sécessionnistes, </text:span><text:span text:style-name="T74">les États du sud sont donc dirigés par des « carpet bagger »</text:span></text:p>
        </text:list-item>
        <text:list-item>
          <text:p text:style-name="P101"><text:span text:style-name="T70">15ème amendement, </text:span><text:span text:style-name="T71">les noirs sont égaux au même titre que les blancs et sont </text:span><text:span text:style-name="T72">dont sensés voter, </text:span><text:span text:style-name="T74">mais cela ne fera qu’amener les lois ségrégationnistes, avec par exemple l’obligation de savoir lire et écrire pour voter, ou que son grand-père ait déjà voté. Le Ku Klux fera aussi son apparition après ces amendements. </text:span></text:p>
          <text:p text:style-name="P59"/>
        </text:list-item>
      </text:list>
      <text:p text:style-name="P25"><text:span text:style-name="T75">L’acharnement du nord sur le sud va donc figer la situation au sud. En </text:span><text:span text:style-name="T152">1872</text:span><text:span text:style-name="T75"> a lieu une amnistie pour les anciens combattants du sud en politique. </text:span></text:p>
      <text:p text:style-name="P60"/>
      <text:p text:style-name="P26"><text:span text:style-name="T5">Le congrès décide aussi d’étendre le </text:span><text:span text:style-name="T149">Homestead Act</text:span><text:span text:style-name="T5"> en </text:span><text:span text:style-name="T149">1864</text:span><text:span text:style-name="T5">, une fois que l’on savait la guerre gagnée pour le Nord. Cette extension de la loi permet à toute personne qui n’a pas servi le sud pendant la guerre de sécession de gagner 124 hectares de terres. </text:span><text:span text:style-name="T76">Cela a pour but de continuer la conquête territoriale, et d’occuper le vide jusqu’à la Californie. </text:span></text:p>
      <text:p text:style-name="P61"/>
      <text:p text:style-name="P27"><text:span text:style-name="T76">E</text:span><text:span text:style-name="T5">n </text:span><text:span text:style-name="T149">1869</text:span><text:span text:style-name="T5"> est effectuée la jonction Est – Ouest sur le continent, via le transcontinentaux. Des terres sont données aux compagnies ferroviaires et avec cela la possibilité de gérer les gares. </text:span><text:span text:style-name="T77">Cela et la révolution industrielle, va créer de grands </text:span><text:span text:style-name="T153">Trusts</text:span><text:span text:style-name="T77">, </text:span><text:span text:style-name="T78">et de ces « selfs made men ».</text:span></text:p>
      <text:p text:style-name="P43"><text:span text:style-name="T78">À </text:span><text:span text:style-name="T5">cette révolution industrielle va en succéder une autre à </text:span><text:span text:style-name="T149">TitusVille</text:span><text:span text:style-name="T5">. </text:span><text:span text:style-name="T79">On lance l’exploitation massive du pétrole avec la création du Derick. Ce pétrole va permettre </text:span><text:span text:style-name="T80">une enrichissement encore plus grand de ces </text:span><text:span text:style-name="T154">Trusts</text:span><text:span text:style-name="T80">, </text:span><text:span text:style-name="T81">avec notamment Rockfeller, l’unique producteur de pétrole des USA. </text:span></text:p>
      <text:p text:style-name="P28"><text:span text:style-name="T81">L’</text:span><text:span text:style-name="T5">exploitation du pétrole local va être primordial pour le futur des USA, qui vont pouvoir profiter pleinement des deux révolutions basés sur le pétrole, la voiture et l’énergie. La nation américaine va en grande partie se bâtir sur la mobilité. </text:span></text:p>
      <text:p text:style-name="P28"><text:span text:style-name="T82">Toutes ces évolutions technologiques vont se faire en parallèle </text:span><text:span text:style-name="T83">de la fin de la conquête territoriale des USA en </text:span><text:span text:style-name="T155">1890</text:span><text:span text:style-name="T83"> avec la spoliation des derniers territoires aux tributs indiennes. </text:span><text:span text:style-name="T84">L’Alaska est incorporée dans l’Union en </text:span><text:span text:style-name="T156">1849</text:span><text:span text:style-name="T84"> et les États-Unis vont donc maintenant se tourner vers l’</text:span><text:span text:style-name="T85">étranger et les océans. </text:span></text:p>
      <text:p text:style-name="P29"><text:span text:style-name="T85">I</text:span><text:span text:style-name="T5">ls se basent sur les théorie anglaise de géopolitique, à savoir que le contrôle des océans est le contrôle des richesses et donc le contrôle du Monde. </text:span></text:p>
      <text:p text:style-name="P62"/>
      <text:p text:style-name="P30"><text:span text:style-name="T5">Afin de rejoindre la côte est des USA et le pacifique les USA ont le projet de créer le canal de Panama, car jusqu’à maintenant il faut passer par les terres de feu pour faire le tour en bateau. </text:span><text:span text:style-name="T86">Le Panama à cette époque est relié la Colombie, et les États-Unis profitent d’une guerre civile dans le pays et soutiennent des indépendantistes. Ces même indépendantistes fait une concession territoriale aux USA afin qu’ils construisent le canal de Panama, </text:span><text:span text:style-name="T87">sur lequel ils auront une compétence exclusive jusque </text:span><text:span text:style-name="T157">1978</text:span><text:span text:style-name="T87">. </text:span><text:span text:style-name="T88">Les États-Unis obtiennent aussi un droit de regard sur la politique du Panama et </text:span><text:span text:style-name="T89">le droit d’utiliser la force afin « de mettre fin à des troubles publics ». </text:span></text:p>
      <text:p text:style-name="P63"/>
      <text:p text:style-name="P31"><text:span text:style-name="T89">E</text:span><text:span text:style-name="T5">n </text:span><text:span text:style-name="T149">1898</text:span><text:span text:style-name="T5">, </text:span><text:span text:style-name="T90">les États-Unis suppriment le dernier vestige de l’empire espagnol </text:span><text:span text:style-name="T91">en Amérique</text:span><text:span text:style-name="T90">, </text:span><text:span text:style-name="T158">Cuba</text:span><text:span text:style-name="T90">. </text:span><text:span text:style-name="T91">Les USA prétextent, suite à une explosion d’un bateau près de l’île, </text:span><text:span text:style-name="T92">une légitime défense. </text:span><text:span text:style-name="T93">Ils feront la même chose aux </text:span><text:span text:style-name="T94">P</text:span><text:span text:style-name="T93">hilippines. <text:line-break/><text:line-break/></text:span><text:span text:style-name="T95">C’est le début de l’impérialisme américain, </text:span><text:span text:style-name="T96">à savoir une puissance doublée d’une volonté de puissance </text:span><text:span text:style-name="T97">dans les gênes de la nation (exemple du Japon qui pourrait être une grande puissance mais s’y refuse). </text:span><text:span text:style-name="T98">Les États-Unis commencent à se mêler des affaires du Monde et rompe</text:span><text:span text:style-name="T100">nt</text:span><text:span text:style-name="T98"> avec l’isolationnisme </text:span><text:span text:style-name="T99">en </text:span><text:span text:style-name="T159">1898</text:span><text:span text:style-name="T99">.</text:span></text:p>
      <text:p text:style-name="P64"/>
      <text:p text:style-name="P32"><text:span text:style-name="T99">E</text:span><text:span text:style-name="T5">n </text:span><text:span text:style-name="T149">1917</text:span><text:span text:style-name="T5">, les USA rentrent en conférence de paix pour les questions européennes, il s’agit de s’occuper des affaires du Monde avant que ces affaires s’occupent de soit. </text:span><text:span text:style-name="T101">La première guerre mondiale reste une guerre incomprise par les USA, qui ne soutiennent pas le système d’alliance (doctrine Monroe). <text:line-break/></text:span><text:span text:style-name="T102">Les États-Unis au début étaient fort enclin à soutenir l’Allemagne dans la guerre. En effet les USA disposent d’une minorité juive influente contre la France et la Russie, une minorité Irlandaise et une minorité allemande. </text:span></text:p>
      <text:p text:style-name="P65"/>
      <text:p text:style-name="P33"><text:span text:style-name="T102">M</text:span><text:span text:style-name="T5">ais l’Allemagne commet le pêché absolu, ils empêchent le commerce des États-Unis avec la France et la Grande-Bretagne, </text:span><text:span text:style-name="T103">via leur politique de guerre à outrance. </text:span><text:span text:style-name="T104">En plus de cela les USA reçoivent par les services de renseignement anglais un câble de l’Allemagne vers le Mexique, leurs proposant de lancer une guerre contre les États-Unis, en échange de quoi les Allemands leurs rendraient rien de plus que leurs territoires de </text:span><text:span text:style-name="T160">184</text:span><text:span text:style-name="T166">8</text:span><text:span text:style-name="T168">. </text:span></text:p>
      <text:p text:style-name="P34"><text:span text:style-name="T168">D</text:span><text:span text:style-name="T167">e plus si la France et le Grande-Bretagne perde la guerre, les USA ne seront jamais remboursés pour leurs armes. </text:span></text:p>
      <text:p text:style-name="P97">Dans cette guerre l’importance des États-Unis reste modérée mais positive pour la triple entente. </text:p>
      <text:p text:style-name="P56"/>
      <text:p text:style-name="P35"><text:span text:style-name="T5">Les USA tenteront de comprendre comment dans cette guerre on est arrivé à un tel niveau de boucherie </text:span><text:span text:style-name="T105">(en oubliant leur propre guerre civile), </text:span><text:span text:style-name="T106">et en déduiront que l’Europe est pourrie. </text:span><text:span text:style-name="T107">L’objectif des USA maintenant est de faire la paix, une paix en quatorze points (de Wilson), </text:span><text:span text:style-name="T108">droit des peuples, …, mais ces points seront vus comme un discours naïf par les européens. </text:span><text:span text:style-name="T109">Les américains partent donc d’Europe, le traité de Versailles signé mais non ratifié par le congrès, avec l’impression de s’être fait roulé. </text:span></text:p>
      <text:p text:style-name="P36"><text:span text:style-name="T109">L</text:span><text:span text:style-name="T5">es USA vont donc renouer avec l’isolationnisme, et se couper de l’Europe contre laquelle ils gardent de la méfiance. </text:span></text:p>
      <text:p text:style-name="P44"><text:span text:style-name="T5">En </text:span><text:span text:style-name="T149">1922</text:span><text:span text:style-name="T5">, est signé le </text:span><text:span text:style-name="T149">Traité de Washington</text:span><text:span text:style-name="T5">, </text:span><text:span text:style-name="T110">qui déclare que « 2+3&lt;1 » (mais cela n’empêchera pas les Allemands d’avoir la plus grande flotte d’Europe). </text:span><text:span text:style-name="T111">Les États-Unis se sentent encore plus trahis quand les européens ne les remboursent pas et invite les USA à se servir directement en Allemagne (</text:span><text:span text:style-name="T161">Plan Dawes en 1923</text:span><text:span text:style-name="T111"> et </text:span><text:span text:style-name="T161">Plan Young en 1929</text:span><text:span text:style-name="T111">). </text:span></text:p>
      <text:p text:style-name="P66"/>
      <text:p text:style-name="P37"><text:span text:style-name="T111">D</text:span><text:span text:style-name="T5">ans les années 20 les USA effectuent un replis sur eux-même après avoir absorbé une immigration de masse à partir de 1890. Cette immigration ne concernait plus uniquement les WASP, tout le monde pouvoir émigrer Italiens, Slaves, Asiatiques, …</text:span></text:p>
      <text:p text:style-name="P67">Cette forte immigration transformera la population américaine en une population multi-raciale, avec des arrivés de plus d’un million de migrants par ans. </text:p>
      <text:p text:style-name="P67"/>
      <text:p text:style-name="P38"><text:span text:style-name="T5">En </text:span><text:span text:style-name="T149">1929</text:span><text:span text:style-name="T5">, a lieu la première crise économique et financière mondiale </text:span><text:span text:style-name="T112">partant d’un crac boursier, </text:span><text:span text:style-name="T113">suite à un modèle en pyramide de Ponzi avec des crédits. </text:span></text:p>
      <text:p text:style-name="P68"/>
      <text:p text:style-name="P39"><text:span text:style-name="T113">E</text:span><text:span text:style-name="T5">n </text:span><text:span text:style-name="T149">1932</text:span><text:span text:style-name="T5">, Roosevelt lance la politique du New Deal, l’État fédéral reprend la main sur les US. </text:span></text:p>
      <text:p text:style-name="P69"/>
      <text:p text:style-name="P40"><text:span text:style-name="T149">En </text:span><text:span text:style-name="T137">1937</text:span><text:span text:style-name="T149">, le Japon montre des ambitions impérialistes et déclare la guerre à la Chine le 7 juillet. Le Japon veut créer une sphère de coprospérité et menace l’influence américaine dans le Pacifique. </text:span><text:span text:style-name="T162">Suite </text:span><text:span text:style-name="T164">aux attaques</text:span><text:span text:style-name="T162"> par le Japon </text:span><text:span text:style-name="T164">sur la Chine et </text:span><text:span text:style-name="T165">le développement de son hégémonie dans le Pacifique </text:span><text:span text:style-name="T162">l’Indonésie </text:span><text:span text:style-name="T163">Hollandaise les États-Unis suspendent leurs exportations de pétrole vers le Japon.</text:span></text:p>
      <text:p text:style-name="P70"/>
      <text:p text:style-name="P41"><text:span text:style-name="T163">E</text:span><text:span text:style-name="T149">n </text:span><text:span text:style-name="T137">septembre 1939</text:span><text:span text:style-name="T149">, les USA aident l’Angleterre et l’URSS face à l’Allemagne.</text:span></text:p>
      <text:p text:style-name="P56"/>
      <text:p text:style-name="P72">Dès <text:span text:style-name="T169">1940</text:span>, la loi cash and carry entre en vigueur afin de soutenir l’Europe Occidentale, cette loi fonctionne sur un système de prêt bail. <text:span text:style-name="T174">La défaite de l’armée française, à l’époque considérée comme la meilleure du monde va changer la donne et surprend le monde, car cette défaite n’a lieu qu’en trois semaines.<text:line-break/></text:span></text:p>
      <text:p text:style-name="P71">L<text:span text:style-name="T176">e </text:span><text:span text:style-name="T170">7 décembre 1941</text:span><text:span text:style-name="T176">, le Japon lance l’attaque sur Pearl Harbor et lui déclare la guerre quelques heures après. Les USA se doutant d’une attaque Japonaise sur cette base ont déjà déplacé les navires clefs de la guerre navale : le porte avion. Ils réussissent en effet à intercepter et décrypter les communication entre Tokyo et son ambassade, et en repérant les mouvements de navires dans le pacifique ils se préparent à cette attaque. <text:line-break/></text:span></text:p>
      <text:p text:style-name="P75">La guerre devient donc mondiale, l’Allemagne déclare la guerre aux USA. </text:p>
      <text:p text:style-name="P71"/>
      <text:p text:style-name="P73">Les USA jouent double jeux dans cette guerre, ils cherchent à faire disparaître les colonies occidentales et entrent en guerre en Europe alors que la guerre est déjà plus ou moins jouée. <text:span text:style-name="T175">Ils sont sur le pacifique en guerre contre le Japon. </text:span></text:p>
      <text:p text:style-name="P74">La seconde guerre mondiale sera avant tout une guerre énergétique, qui sera remportée par les deux puissances disposant de pétrole. </text:p>
      <text:p text:style-name="P74"/>
      <text:p text:style-name="P76">Le <text:span text:style-name="T169">22 juin 1941</text:span>, le plan Barbarossa est lancé par l’Allemagne. C’est une opération quitte ou double, soit l’Allemagne gagne assez vite (avant l’hiver), mais l’opération est lancée en retard, soit l’URSS gagnera.<text:line-break/><text:span text:style-name="T177">L’Allemagne devra aussi replier certaines troupes du front de l’Est pour s’occuper du nouveau front de l’Ouest.<text:line-break/></text:span></text:p>
      <text:p text:style-name="P77">La seconde guerre mondiale est d’un genre nouveau car on se bat partout, dans les airs, les mers ou sur terre. La puissance industrielle et technologique de chaque pays va donc être au service de la guerre et recevoir des investissements massifs. <text:span text:style-name="T178">C’est l’avènement de la guerre énergétique car les forces militaires reposent uniquement sur des engins mécaniques. L’USA s’imposera comme un de ces puissances énergétiques et ce </text:span><text:soft-page-break/><text:span text:style-name="T178">caractère est encore bien présent dans l’esprit stratégique américain, pour être un puissance mondiale il faut contrôler l’énergie. </text:span></text:p>
      <text:p text:style-name="P77"/>
      <text:p text:style-name="P78">La seconde guerre mondiale va avoir plusieurs grands effets :</text:p>
      <text:list xml:id="list1594413870" text:style-name="L4">
        <text:list-item>
          <text:p text:style-name="P79">L’émergence de la puissance atomique, qui va de pair avec la capacité de détruire le monde <text:span text:style-name="T179">et aussi la dissuasion nucléaire.</text:span></text:p>
        </text:list-item>
        <text:list-item>
          <text:p text:style-name="P80">Les USA ont réussis à rester hors de crime économique grâce à la guerre</text:p>
        </text:list-item>
        <text:list-item>
          <text:p text:style-name="P81">Le continent européen est coupé en deux, le fameux rideau de fer de Churcill, discours de Fulton de 1946</text:p>
        </text:list-item>
        <text:list-item>
          <text:p text:style-name="P81"><text:span text:style-name="T181">Émergence de l’ONU</text:span></text:p>
          <text:p text:style-name="P81"><text:line-break/></text:p>
        </text:list-item>
      </text:list>
      <text:p text:style-name="P82">Suite à cette seconde guerre mondiale, encore plus <text:span text:style-name="T180">destructrice et meurtrière que la première, notamment auprès des civils, s’impose donc des leçons à tirer de l’émergence de ces deux guerres. La première comme la deuxième ont des origine économiques, il faut mettre au point un ensemble d’outils pour contrer les risques économiques.<text:line-break/><text:line-break/>C’est de là que l’idée vient de faire les </text:span><text:span text:style-name="T171">Accords de Breton Woods</text:span><text:span text:style-name="T182"> en </text:span><text:span text:style-name="T172">1944</text:span><text:span text:style-name="T183">. Deux plans différents vont s’affronter, le plan de </text:span><text:span text:style-name="T173">Keynes</text:span><text:span text:style-name="T184"> et le plan de </text:span><text:span text:style-name="T173">White</text:span><text:span text:style-name="T184">. C’est ce dernier, plan américain, qui sera choisit. Il met en place plusieurs grands points :</text:span></text:p>
      <text:list xml:id="list2058521064" text:style-name="L5">
        <text:list-item>
          <text:p text:style-name="P83">Mise en place du FMI, qui servira à gérer la monnaie et éviter la dévaluation sources de tensions internationales, <text:span text:style-name="T185">et mécanisme encore très répandu en Europe. Il peut aussi s’occuper d’affaires mondiales.</text:span></text:p>
        </text:list-item>
        <text:list-item>
          <text:p text:style-name="P84">Prévalence du dollars dans l’économie internationale, <text:span text:style-name="T186">avec étalon or, une once d’or étant égale à 35 dollars, échange du pétrole uniquement en dollars.</text:span></text:p>
        </text:list-item>
        <text:list-item>
          <text:p text:style-name="P85">Banque Mondiale, BIRD, le président est forcément américain. Cette banque prête aux États pour qu’il ne sombre pas dans le chaos économique, <text:span text:style-name="T187">et ainsi éviter l’émergence du marxisme et du communisme.</text:span></text:p>
        </text:list-item>
        <text:list-item>
          <text:p text:style-name="P86">Le GATT, <text:span text:style-name="T188">grand accord général sur les tarifs douaniers et le commerce. Cette accord meurt le 1</text:span><text:span text:style-name="T189">er</text:span><text:span text:style-name="T188"> janvier 1955 à Marrakech et donnera naissance à l’OMC. L’OMC n’est pas mis en place à cette époque car l’accord n’est pas ratifié par le congrès américain.</text:span></text:p>
          <text:p text:style-name="P86"><text:span text:style-name="T190">Son premier objectif est la suppression des barrières tarifaire et la baisse des barrières douanières.</text:span></text:p>
        </text:list-item>
      </text:list>
      <text:p text:style-name="P87"/>
      <text:p text:style-name="P87"/>
      <text:p text:style-name="P88">L’ONU est mis en place le <text:span text:style-name="T169">26 juin 1945</text:span>, à l’issu de la conférence de San Francisco. Le siège est aux USA, cela permet de s’assurer qu’ils y seront impliqués au contraire de la SDN. Les Russes pensaient aussi à cette époque que les USA redeviendraient isolationnistes après la guerre. <text:span text:style-name="T191">Cette organisation est avant tout une organisation de vainqueurs, les 5 vainqueurs en particulier. Elle a pour organisation le règlement pacifique des différents et la diminution des conflits, dans son ensemble le bilan de l’ONU est plutôt positif.<text:line-break/></text:span></text:p>
      <text:p text:style-name="P89">Face à l’expansion soviétique pendant l’après guerre, les USA prennent le leadership du camp occidental pour les domaines économique, politique et commercia<text:span text:style-name="T192">ux</text:span> en <text:span text:style-name="T169">1945.</text:span><text:span text:style-name="T193"> </text:span></text:p>
      <text:p text:style-name="P89"><text:span text:style-name="T193">Les USA rentre dans une logique d’après guerre :</text:span></text:p>
      <text:list xml:id="list1787938135" text:style-name="L6">
        <text:list-item>
          <text:p text:style-name="P90">Bombe atomique et dissuasion nucléaire. Ceci leur permet que la destruction mondiale est possible, et que la destruction de l’URSS peut se faire sans une invasion très coûteuse. </text:p>
        </text:list-item>
        <text:list-item>
          <text:p text:style-name="P90">Voyage de Roosevelt en Arabie Saoudite en <text:span text:style-name="T169">1945</text:span>, <text:span text:style-name="T169">Pacte du Quincy</text:span>, <text:span text:style-name="T194">cet accord prévoit la protection de la monarchie en échange des concessions pétrolières pour des entreprises US en Arabie Saoudite.<text:line-break/>Cet accord permet aux USA de rester la première puissance énergétique, comprendre le premier producteur de pétrole du monde, et donc de fixer les prix du pétrole. Ce monopole permet d’exclure l’Europe et le Japon, les premiers concurrents économiques des US, de la production et donc en partie de la consommation de pétrole, qui vont donc avoir le choix, acheter le pétrole US ou construire des </text:span><text:soft-page-break/><text:span text:style-name="T194">centrales nucléaires, avec l’aide de constructeurs nucléaires américains, qui possèdent le brevet. Vient aussi la question de l’uranium, qui peut être aussi fournis par les USA. </text:span></text:p>
        </text:list-item>
      </text:list>
      <text:p text:style-name="P91"/>
      <text:p text:style-name="P92">Cette stratégie permet donc aux USA de déterminer le prix et la quantité de pétrole dans le monde, nécessaire dans le nouveau monde et à la mondialisation à outrance des échanges, qui a donc besoin de transport, de pétrole. </text:p>
      <text:p text:style-name="P92"/>
      <text:p text:style-name="P92">De plus l’accord avec l’Arabie Saoudite permet d’utiliser le pétrole Saoudien et garder une réserve stratégique en territoire américain, <text:span text:style-name="T195">pétrole qui est maintenant d’assez mauvaise qualité en comparaison avec le pétrole abondant et de bonne qualité Saoudien. Cette stratégie vient du fait que Roosevelt imagine un monde en guerre, dans lequel il faut donc un besoin de pétrole. Les USA se rendent aussi compte de l’importance de la guerre pour eux, qui les a sortis de crises économiques. </text:span></text:p>
      <text:p text:style-name="P92"/>
      <text:p text:style-name="P93">Avec la maîtrise de l’atome, la bombe A et la bombe H, l’Amérique passe du statut de super-puissance à hyper-puissance. </text:p>
      <text:p text:style-name="P93"/>
      <text:p text:style-name="P94">En <text:span text:style-name="T169">1957</text:span>, Sputnik est lancé par les russes, c’est un message fort qui annonce une capacité de déploiement de missile dans le monde entier et d’espionnage. </text:p>
      <text:p text:style-name="P94"/>
      <text:p text:style-name="P95">JFK lance la conquête de l’espace US, qui arrivent en premier sur la Lune sur un coup de bol ? La destinée manifeste ? <text:span text:style-name="T196">La frontière était l’Ouest, puis le monde, puis l’espace, la lune, maintenant Mars et ensuite la galaxie ? Mouvement de repoussage des frontières perpétuel. </text:span></text:p>
      <text:p text:style-name="P95"/>
      <text:p text:style-name="P96">Les années avant la présidence de Reagan sont terribles pour l’Amérique, à cause de la guerre Vietnam, une guerre impopulaire, <text:span text:style-name="T197">le choc pétrolier même si l’Amérique a été moins touchée, la démission de Nixon afin d’éviter l’empeachement, qui est suivi par la présidence de Ford le président du Sénat, un président donc non élu, et la prise d’otage de Téhéran. De plus l’URSS a envahit l’Afghanistan et dispose via le Pakistan d’un accès aux mers chaudes, des mers navigables toute l’année au contraire des mers côtières de l’URSS. </text:span></text:p>
      <text:p text:style-name="P96"/>
      <text:p text:style-name="P96">Reagan arrive au pouvoir avec <text:span text:style-name="T198">plusieurs </text:span>grandes idées :</text:p>
      <text:list xml:id="list1370111453" text:style-name="L8">
        <text:list-item>
          <text:p text:style-name="P102"><text:span text:style-name="T114">America is back, les soviétiques sont l’empire du mal, c’en est fini de l’équilibre de la terreur. </text:span><text:span text:style-name="T115">Les renseignements américains avertissent le président de la faiblesse économiques de l’URSS, <text:s/>viens donc une nouvelle course technologique et aux armements avec l’IDS, qui permettrait la sanctuarisation du territoire américain. </text:span></text:p>
        </text:list-item>
        <text:list-item>
          <text:p text:style-name="P103"><text:span text:style-name="T115">R</text:span><text:span text:style-name="T5">emise en avant de héros américains positifs, notamment du Vietnam</text:span></text:p>
        </text:list-item>
        <text:list-item>
          <text:p text:style-name="P103"><text:span text:style-name="T5">Mise en avant de la puissance technologique américaine</text:span></text:p>
        </text:list-item>
        <text:list-item>
          <text:p text:style-name="P103"><text:span text:style-name="T5">USA l’empire du bien</text:span></text:p>
        </text:list-item>
      </text:list>
      <text:p text:style-name="P104"><text:span text:style-name="T5"/></text:p>
      <text:p text:style-name="P104"><text:span text:style-name="T5">Les russes jettent l’éponge face à cette course à l’armement au bout de quatre </text:span><text:span text:style-name="T116">ans, </text:span><text:span text:style-name="T117">pas capable économiquement de suivre les USA et signeront l’INF. </text:span></text:p>
      <text:p text:style-name="P104"><text:span text:style-name="T117"/></text:p>
      <text:p text:style-name="P105"><text:span text:style-name="T117">L</text:span><text:span text:style-name="T5">a disparition de l’URSS en 1991 va se faire avec Reagan au pouvoir, les USA passent de super-puissance à hyperpuissance, c’est à dire jamais égalée dans l’histoire. </text:span><text:span text:style-name="T118">L’apogée de cette hyperpuissance est la première guerre d’Irak en 1990-1991, </text:span><text:span text:style-name="T119">allié historique des USA. </text:span></text:p>
      <text:p text:style-name="P105"><text:span text:style-name="T119"/></text:p>
      <text:p text:style-name="P106"><text:span text:style-name="T119">A</text:span><text:span text:style-name="T5">u milieu des années 1970 on observe une augmentation du prix du pétrole suite au choc pétrolier, causé par le pic de production américain et l’augmentation des prix du pétrole par les pays arabes, </text:span><text:span text:style-name="T120">qui se rendent compte à partir de 1967 que le prix du pétrole constitue une arme de pression sur l’Occident. </text:span><text:span text:style-name="T121">Mais cette augmentation du prix du dollars n’est pas si désagréable pour les USA, qui dit augmentation du prix du pétrole dit augmentation </text:span><text:soft-page-break/><text:span text:style-name="T121">du prix du dollars, </text:span><text:span text:style-name="T122">de plus une large partie du pétrole saoudien est raffiné </text:span><text:span text:style-name="T123">aux USA </text:span><text:span text:style-name="T124">et l’argent des pétromonarchies est déposé dans des coffres américains. </text:span></text:p>
      <text:p text:style-name="P107"><text:span text:style-name="T124">Mais l’addition de cette demande de dollars additionner au déficit de la guerre du Vietnam créer un déficit commercial, </text:span><text:span text:style-name="T125">le dollars étant adossé au pétrole cela atténuera la chute. </text:span></text:p>
      <text:p text:style-name="P107"><text:span text:style-name="T125"/></text:p>
      <text:p text:style-name="P108"><text:span text:style-name="T126">En </text:span><text:span text:style-name="T146">1979</text:span><text:span text:style-name="T126">, a lieu la chute du chah d’Iran, suivi de sanctions et embargos économiques, le pétrole Iranien n’est plus sur le marché mondial. </text:span><text:span text:style-name="T127">l’Irak et l’Iran ont besoin du pétrole dans leurs économies, cela va donc considérablement les </text:span><text:span text:style-name="T128">affecter. </text:span><text:span text:style-name="T129">Irak entre en guerre contre l’Iran en 1980, le pétrole Irakien et Iranien resteront inexploités, les USA favoriseront la guerre afin de limiter la production de pétrole de ces deux pays, de plus si l’Iran perd tant mieux, si l’Irak perd : un pays communiste en moins. </text:span><text:span text:style-name="T130">Les USA vont donc favoriser le conflit, en orchestrant par exemple des ventes d’armes envers l’Iran via Israël. </text:span></text:p>
      <text:p text:style-name="P108"><text:span text:style-name="T130"/></text:p>
      <text:p text:style-name="P109"><text:span text:style-name="T131">Plus tard en 1990, les USA laissent à Sadam Hussein la possibilité d’envahir le Koweït en lui disant qu’ils n’interviendraient pas, </text:span><text:span text:style-name="T132">ils interviendront bien évidemment ce qui empêchera le pétrole Irakien d’arriver sur le marché mondial </text:span><text:span text:style-name="T133">et aux USA de se repositionner au Moyen-Orient. </text:span></text:p>
      <text:p text:style-name="P110"><text:span text:style-name="T134">L’Irak envahit donc le Koweït, ce qui lance une intervention de l’ONU en 1991. </text:span></text:p>
      <text:p text:style-name="P110"><text:span text:style-name="T134"/></text:p>
      <text:p text:style-name="P110"><text:span text:style-name="T135">Au début des années 90 rien ne peut stopper les USA, c’est « la fin de l’histoire ». </text:span><text:span text:style-name="T136">Il n’y a plus aucune menace identifiée, ce qui explique d’autant plus le choc de l’attaque de 2001. </text:span></text:p>
      <text:p text:style-name="P110"><text:span text:style-name="T136"/></text:p>
      <text:p text:style-name="P110"><text:span text:style-name="T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1adb96"/>
    </style:style>
    <style:style style:name="MP2" style:family="paragraph" style:parent-style-name="Footer">
      <style:text-properties style:font-name="Times New Roman" fo:language="fr" fo:country="FR" officeooo:rsid="001adb96" officeooo:paragraph-rsid="001adb96"/>
    </style:style>
    <style:style style:name="MT1" style:family="text">
      <style:text-properties officeooo:rsid="001db8a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Zone géographique : Amérique <text:span text:style-name="MT1">du Nord</text:span></text:p>
      </style:header>
      <style:footer>
        <text:p text:style-name="MP2"><text:date style:data-style-name="N37" text:date-value="2019-02-19T18:17:19.912258274" text:fixed="true">19/02/19</text:date><text:tab/><text:tab/><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57:04.690028264</meta:creation-date>
    <meta:generator>LibreOffice/6.2.2.2$Linux_X86_64 LibreOffice_project/20$Build-2</meta:generator>
    <dc:date>2019-04-03T17:32:21.455235173</dc:date>
    <meta:editing-duration>PT12H2M21S</meta:editing-duration>
    <meta:editing-cycles>562</meta:editing-cycles>
    <meta:document-statistic meta:table-count="0" meta:image-count="0" meta:object-count="0" meta:page-count="8" meta:paragraph-count="105" meta:word-count="4413" meta:character-count="26668" meta:non-whitespace-character-count="22300"/>
  </office:meta>
</office:document-meta>
</file>